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cm"/>
    </style:style>
    <style:style style:name="co2" style:family="table-column">
      <style:table-column-properties fo:break-before="auto" style:column-width="9.851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1.012cm"/>
    </style:style>
    <style:style style:name="co5" style:family="table-column">
      <style:table-column-properties fo:break-before="auto" style:column-width="4.436cm"/>
    </style:style>
    <style:style style:name="co6" style:family="table-column">
      <style:table-column-properties fo:break-before="auto" style:column-width="4.417cm"/>
    </style:style>
    <style:style style:name="co7" style:family="table-column">
      <style:table-column-properties fo:break-before="auto" style:column-width="0.803cm"/>
    </style:style>
    <style:style style:name="co8" style:family="table-column">
      <style:table-column-properties fo:break-before="auto" style:column-width="4.313cm"/>
    </style:style>
    <style:style style:name="co9" style:family="table-column">
      <style:table-column-properties fo:break-before="auto" style:column-width="3.946cm"/>
    </style:style>
    <style:style style:name="co10" style:family="table-column">
      <style:table-column-properties fo:break-before="auto" style:column-width="7.116cm"/>
    </style:style>
    <style:style style:name="co11" style:family="table-column">
      <style:table-column-properties fo:break-before="auto" style:column-width="2.715cm"/>
    </style:style>
    <style:style style:name="co12" style:family="table-column">
      <style:table-column-properties fo:break-before="auto" style:column-width="9.878cm"/>
    </style:style>
    <style:style style:name="co13" style:family="table-column">
      <style:table-column-properties fo:break-before="auto" style:column-width="3.699cm"/>
    </style:style>
    <style:style style:name="co14" style:family="table-column">
      <style:table-column-properties fo:break-before="auto" style:column-width="1.588cm"/>
    </style:style>
    <style:style style:name="co15" style:family="table-column">
      <style:table-column-properties fo:break-before="auto" style:column-width="5.868cm"/>
    </style:style>
    <style:style style:name="co16" style:family="table-column">
      <style:table-column-properties fo:break-before="auto" style:column-width="3.907cm"/>
    </style:style>
    <style:style style:name="co17" style:family="table-column">
      <style:table-column-properties fo:break-before="auto" style:column-width="3.316cm"/>
    </style:style>
    <style:style style:name="co18" style:family="table-column">
      <style:table-column-properties fo:break-before="auto" style:column-width="3.605cm"/>
    </style:style>
    <style:style style:name="co19" style:family="table-column">
      <style:table-column-properties fo:break-before="auto" style:column-width="3.473cm"/>
    </style:style>
    <style:style style:name="co20" style:family="table-column">
      <style:table-column-properties fo:break-before="auto" style:column-width="4.611cm"/>
    </style:style>
    <style:style style:name="co21" style:family="table-column">
      <style:table-column-properties fo:break-before="auto" style:column-width="4.023cm"/>
    </style:style>
    <style:style style:name="co22" style:family="table-column">
      <style:table-column-properties fo:break-before="auto" style:column-width="3.106cm"/>
    </style:style>
    <style:style style:name="co23" style:family="table-column">
      <style:table-column-properties fo:break-before="auto" style:column-width="7.442cm"/>
    </style:style>
    <style:style style:name="co24" style:family="table-column">
      <style:table-column-properties fo:break-before="auto" style:column-width="6.992cm"/>
    </style:style>
    <style:style style:name="co25" style:family="table-column">
      <style:table-column-properties fo:break-before="auto" style:column-width="3.29cm"/>
    </style:style>
    <style:style style:name="co26" style:family="table-column">
      <style:table-column-properties fo:break-before="auto" style:column-width="3.5cm"/>
    </style:style>
    <style:style style:name="co27" style:family="table-column">
      <style:table-column-properties fo:break-before="auto" style:column-width="3.999cm"/>
    </style:style>
    <style:style style:name="co28" style:family="table-column">
      <style:table-column-properties fo:break-before="auto" style:column-width="2.258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 style:data-style-name="N104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04"/>
    <style:style style:name="ce23" style:family="table-cell" style:parent-style-name="Default" style:data-style-name="N11"/>
    <style:style style:name="ce24" style:family="table-cell" style:parent-style-name="Default" style:data-style-name="N115"/>
    <style:style style:name="ce25" style:family="table-cell" style:parent-style-name="Default" style:data-style-name="N0"/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2"/>
    <style:style style:name="ce19" style:family="table-cell" style:parent-style-name="Default" style:data-style-name="N4"/>
    <style:style style:name="ce27" style:family="table-cell" style:parent-style-name="Default" style:data-style-name="N119"/>
    <style:style style:name="ce4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11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d7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" table:number-columns-repeated="14" table:default-cell-style-name="Default"/>
        <table:table-column table:style-name="co11" table:number-columns-repeated="38" table:default-cell-style-name="Default"/>
        <table:table-row table:style-name="ro1">
          <table:table-cell table:style-name="ce28" office:value-type="string" calcext:value-type="string">
            <text:p>P: Produto (A produção total da economia em bens e serviços)</text:p>
          </table:table-cell>
          <table:table-cell table:style-name="ce29" table:number-columns-repeated="4"/>
          <table:table-cell table:style-name="ce36" office:value-type="string" calcext:value-type="string">
            <text:p>Investidores</text:p>
          </table:table-cell>
          <table:table-cell table:style-name="ce36"/>
          <table:table-cell table:style-name="ce36" office:value-type="string" calcext:value-type="string">
            <text:p>Consumidores</text:p>
          </table:table-cell>
          <table:table-cell table:style-name="ce29" table:number-columns-repeated="2"/>
          <table:table-cell table:style-name="ce36" office:value-type="string" calcext:value-type="string">
            <text:p>Consumidores</text:p>
          </table:table-cell>
          <table:table-cell table:style-name="ce36" office:value-type="string" calcext:value-type="string">
            <text:p>(com imposto de renda)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Y: renda agregada (salários, lucros, aluguéis, pensões etc)</text:p>
          </table:table-cell>
          <table:table-cell table:style-name="ce29"/>
          <table:table-cell table:style-name="ce33" table:formula="of:=SUM([.H3:.I27])" office:value-type="float" office:value="1999999.94039536" calcext:value-type="float">
            <text:p>1999999,94039536</text:p>
          </table:table-cell>
          <table:table-cell table:style-name="ce29" table:number-columns-repeated="2"/>
          <table:table-cell table:style-name="ce29" office:value-type="string" calcext:value-type="string">
            <text:p>Kassio</text:p>
          </table:table-cell>
          <table:table-cell table:style-name="ce29"/>
          <table:table-cell table:style-name="ce29" office:value-type="string" calcext:value-type="string">
            <text:p>Rafael</text:p>
          </table:table-cell>
          <table:table-cell table:style-name="ce29" office:value-type="string" calcext:value-type="string">
            <text:p>Andrea</text:p>
          </table:table-cell>
          <table:table-cell table:style-name="ce29"/>
          <table:table-cell table:style-name="ce29" office:value-type="string" calcext:value-type="string">
            <text:p>Rafael</text:p>
          </table:table-cell>
          <table:table-cell table:style-name="ce29" office:value-type="string" calcext:value-type="string">
            <text:p>Andrea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P = Y</text:p>
          </table:table-cell>
          <table:table-cell table:style-name="ce33"/>
          <table:table-cell table:style-name="ce29" table:number-columns-repeated="2"/>
          <table:table-cell table:style-name="ce10" office:value-type="currency" office:currency="BRL" office:value="1000000" calcext:value-type="currency">
            <text:p>R$ 1.000.000,00</text:p>
          </table:table-cell>
          <table:table-cell table:style-name="ce29"/>
          <table:table-cell table:number-columns-repeated="2" table:style-name="ce10" office:value-type="currency" office:currency="BRL" office:value="500000" calcext:value-type="currency">
            <text:p>R$ 500.000,00</text:p>
          </table:table-cell>
          <table:table-cell table:style-name="ce29"/>
          <table:table-cell table:number-columns-repeated="2" table:style-name="ce10" office:value-type="currency" office:currency="BRL" office:value="500000" calcext:value-type="currency">
            <text:p>R$ 500.000,00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1"/>
          <table:table-cell table:style-name="ce29" table:number-columns-repeated="2"/>
          <table:table-cell table:style-name="ce29" office:value-type="string" calcext:value-type="string">
            <text:p>Retorno Previsto</text:p>
          </table:table-cell>
          <table:table-cell table:style-name="ce37" office:value-type="percentage" office:value="0.1" calcext:value-type="percentage">
            <text:p>10,00%</text:p>
          </table:table-cell>
          <table:table-cell table:style-name="ce29"/>
          <table:table-cell table:style-name="ce10" table:formula="of:=[.H3]-([.H3]/[.C$25])" office:value-type="currency" office:currency="BRL" office:value="250000" calcext:value-type="currency">
            <text:p>R$ 250.000,00</text:p>
          </table:table-cell>
          <table:table-cell table:style-name="ce10" table:formula="of:=[.I3]-([.I3]/[.C$25])" office:value-type="currency" office:currency="BRL" office:value="250000" calcext:value-type="currency">
            <text:p>R$ 250.000,00</text:p>
          </table:table-cell>
          <table:table-cell table:style-name="ce29"/>
          <table:table-cell table:style-name="ce10" table:formula="of:=[.K3]-([.K3]/[.C$29])" office:value-type="currency" office:currency="BRL" office:value="187500" calcext:value-type="currency">
            <text:p>R$ 187.500,00</text:p>
          </table:table-cell>
          <table:table-cell table:style-name="ce10" table:formula="of:=[.L3]-([.L3]/[.C$29])" office:value-type="currency" office:currency="BRL" office:value="187500" calcext:value-type="currency">
            <text:p>R$ 187.500,00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C: Consumo agregado</text:p>
          </table:table-cell>
          <table:table-cell table:style-name="ce29"/>
          <table:table-cell table:style-name="ce33" table:formula="of:=[.C14]" office:value-type="float" office:value="1000999.97019768" calcext:value-type="float">
            <text:p>1000999,97019768</text:p>
          </table:table-cell>
          <table:table-cell table:style-name="ce29" table:number-columns-repeated="4"/>
          <table:table-cell table:style-name="ce10" table:formula="of:=[.H4]-([.H4]/[.C$25])" office:value-type="currency" office:currency="BRL" office:value="125000" calcext:value-type="currency">
            <text:p>R$ 125.000,00</text:p>
          </table:table-cell>
          <table:table-cell table:style-name="ce10" table:formula="of:=[.I4]-([.I4]/[.C$25])" office:value-type="currency" office:currency="BRL" office:value="125000" calcext:value-type="currency">
            <text:p>R$ 125.000,00</text:p>
          </table:table-cell>
          <table:table-cell table:style-name="ce29"/>
          <table:table-cell table:style-name="ce10" table:formula="of:=[.K4]-([.K4]/[.C$29])" office:value-type="currency" office:currency="BRL" office:value="70312.5" calcext:value-type="currency">
            <text:p>R$ 70.312,50</text:p>
          </table:table-cell>
          <table:table-cell table:style-name="ce10" table:formula="of:=[.L4]-([.L4]/[.C$29])" office:value-type="currency" office:currency="BRL" office:value="70312.5" calcext:value-type="currency">
            <text:p>R$ 70.312,50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I: Investimento agregado</text:p>
          </table:table-cell>
          <table:table-cell table:style-name="ce29"/>
          <table:table-cell table:style-name="ce33" table:formula="of:=SUM([.F3:.F14])" office:value-type="float" office:value="1000000.3" calcext:value-type="float">
            <text:p>1000000,3</text:p>
          </table:table-cell>
          <table:table-cell table:style-name="ce29"/>
          <table:table-cell table:style-name="ce29" office:value-type="string" calcext:value-type="string">
            <text:p>Imposto</text:p>
          </table:table-cell>
          <table:table-cell table:style-name="ce37" office:value-type="percentage" office:value="0.2" calcext:value-type="percentage">
            <text:p>20,00%</text:p>
          </table:table-cell>
          <table:table-cell table:style-name="ce29"/>
          <table:table-cell table:style-name="ce10" table:formula="of:=[.H5]-([.H5]/[.C$25])" office:value-type="currency" office:currency="BRL" office:value="62500" calcext:value-type="currency">
            <text:p>R$ 62.500,00</text:p>
          </table:table-cell>
          <table:table-cell table:style-name="ce10" table:formula="of:=[.I5]-([.I5]/[.C$25])" office:value-type="currency" office:currency="BRL" office:value="62500" calcext:value-type="currency">
            <text:p>R$ 62.500,00</text:p>
          </table:table-cell>
          <table:table-cell table:style-name="ce29"/>
          <table:table-cell table:style-name="ce10" table:formula="of:=[.K5]-([.K5]/[.C$29])" office:value-type="currency" office:currency="BRL" office:value="26367.1875" calcext:value-type="currency">
            <text:p>R$ 26.367,19</text:p>
          </table:table-cell>
          <table:table-cell table:style-name="ce10" table:formula="of:=[.L5]-([.L5]/[.C$29])" office:value-type="currency" office:currency="BRL" office:value="26367.1875" calcext:value-type="currency">
            <text:p>R$ 26.367,19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S: Poupança agregada</text:p>
          </table:table-cell>
          <table:table-cell table:style-name="ce29"/>
          <table:table-cell table:style-name="ce33" table:formula="of:=[.C12]" office:value-type="float" office:value="998999.970197678" calcext:value-type="float">
            <text:p>998999,970197678</text:p>
          </table:table-cell>
          <table:table-cell table:style-name="ce29" table:number-columns-repeated="4"/>
          <table:table-cell table:style-name="ce10" table:formula="of:=[.H6]-([.H6]/[.C$25])" office:value-type="currency" office:currency="BRL" office:value="31250" calcext:value-type="currency">
            <text:p>R$ 31.250,00</text:p>
          </table:table-cell>
          <table:table-cell table:style-name="ce10" table:formula="of:=[.I6]-([.I6]/[.C$25])" office:value-type="currency" office:currency="BRL" office:value="31250" calcext:value-type="currency">
            <text:p>R$ 31.250,00</text:p>
          </table:table-cell>
          <table:table-cell table:style-name="ce29"/>
          <table:table-cell table:style-name="ce10" table:formula="of:=[.K6]-([.K6]/[.C$29])" office:value-type="currency" office:currency="BRL" office:value="9887.6953125" calcext:value-type="currency">
            <text:p>R$ 9.887,70</text:p>
          </table:table-cell>
          <table:table-cell table:style-name="ce10" table:formula="of:=[.L6]-([.L6]/[.C$29])" office:value-type="currency" office:currency="BRL" office:value="9887.6953125" calcext:value-type="currency">
            <text:p>R$ 9.887,70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Pmgc: propensão marginal a consumir</text:p>
          </table:table-cell>
          <table:table-cell table:style-name="ce29"/>
          <table:table-cell table:style-name="ce34" office:value-type="float" office:value="0.5" calcext:value-type="float">
            <text:p>0,5</text:p>
          </table:table-cell>
          <table:table-cell table:style-name="ce29" table:number-columns-repeated="4"/>
          <table:table-cell table:style-name="ce10" table:formula="of:=[.H7]-([.H7]/[.C$25])" office:value-type="currency" office:currency="BRL" office:value="15625" calcext:value-type="currency">
            <text:p>R$ 15.625,00</text:p>
          </table:table-cell>
          <table:table-cell table:style-name="ce10" table:formula="of:=[.I7]-([.I7]/[.C$25])" office:value-type="currency" office:currency="BRL" office:value="15625" calcext:value-type="currency">
            <text:p>R$ 15.625,00</text:p>
          </table:table-cell>
          <table:table-cell table:style-name="ce29"/>
          <table:table-cell table:style-name="ce10" table:formula="of:=[.K7]-([.K7]/[.C$29])" office:value-type="currency" office:currency="BRL" office:value="3707.8857421875" calcext:value-type="currency">
            <text:p>R$ 3.707,89</text:p>
          </table:table-cell>
          <table:table-cell table:style-name="ce10" table:formula="of:=[.L7]-([.L7]/[.C$29])" office:value-type="currency" office:currency="BRL" office:value="3707.8857421875" calcext:value-type="currency">
            <text:p>R$ 3.707,89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A: Gasto Autônomo (despesa que independe da renda)</text:p>
          </table:table-cell>
          <table:table-cell table:style-name="ce29"/>
          <table:table-cell table:style-name="ce33"/>
          <table:table-cell table:style-name="ce29" table:number-columns-repeated="4"/>
          <table:table-cell table:style-name="ce10" table:formula="of:=[.H8]-([.H8]/[.C$25])" office:value-type="currency" office:currency="BRL" office:value="7812.5" calcext:value-type="currency">
            <text:p>R$ 7.812,50</text:p>
          </table:table-cell>
          <table:table-cell table:style-name="ce10" table:formula="of:=[.I8]-([.I8]/[.C$25])" office:value-type="currency" office:currency="BRL" office:value="7812.5" calcext:value-type="currency">
            <text:p>R$ 7.812,50</text:p>
          </table:table-cell>
          <table:table-cell table:style-name="ce29"/>
          <table:table-cell table:style-name="ce10" table:formula="of:=[.K8]-([.K8]/[.C$29])" office:value-type="currency" office:currency="BRL" office:value="1390.45715332031" calcext:value-type="currency">
            <text:p>R$ 1.390,46</text:p>
          </table:table-cell>
          <table:table-cell table:style-name="ce10" table:formula="of:=[.L8]-([.L8]/[.C$29])" office:value-type="currency" office:currency="BRL" office:value="1390.45715332031" calcext:value-type="currency">
            <text:p>R$ 1.390,46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Y = C + I = C + S</text:p>
          </table:table-cell>
          <table:table-cell table:style-name="ce35" table:formula="of:=([.C6]+[.C5])" office:value-type="float" office:value="2001000.27019768" calcext:value-type="float">
            <text:p>2001000,27019768</text:p>
          </table:table-cell>
          <table:table-cell table:style-name="ce29" table:number-columns-repeated="4"/>
          <table:table-cell table:style-name="ce10" table:formula="of:=[.H9]-([.H9]/[.C$25])" office:value-type="currency" office:currency="BRL" office:value="3906.25" calcext:value-type="currency">
            <text:p>R$ 3.906,25</text:p>
          </table:table-cell>
          <table:table-cell table:style-name="ce10" table:formula="of:=[.I9]-([.I9]/[.C$25])" office:value-type="currency" office:currency="BRL" office:value="3906.25" calcext:value-type="currency">
            <text:p>R$ 3.906,25</text:p>
          </table:table-cell>
          <table:table-cell table:style-name="ce29"/>
          <table:table-cell table:style-name="ce10" table:formula="of:=[.K9]-([.K9]/[.C$29])" office:value-type="currency" office:currency="BRL" office:value="521.421432495117" calcext:value-type="currency">
            <text:p>R$ 521,42</text:p>
          </table:table-cell>
          <table:table-cell table:style-name="ce10" table:formula="of:=[.L9]-([.L9]/[.C$29])" office:value-type="currency" office:currency="BRL" office:value="521.421432495117" calcext:value-type="currency">
            <text:p>R$ 521,42</text:p>
          </table:table-cell>
          <table:table-cell table:number-columns-repeated="52"/>
        </table:table-row>
        <table:table-row table:style-name="ro1">
          <table:table-cell table:style-name="ce29" table:number-columns-repeated="7"/>
          <table:table-cell table:style-name="ce10" table:formula="of:=[.H10]-([.H10]/[.C$25])" office:value-type="currency" office:currency="BRL" office:value="1953.125" calcext:value-type="currency">
            <text:p>R$ 1.953,13</text:p>
          </table:table-cell>
          <table:table-cell table:style-name="ce10" table:formula="of:=[.I10]-([.I10]/[.C$25])" office:value-type="currency" office:currency="BRL" office:value="1953.125" calcext:value-type="currency">
            <text:p>R$ 1.953,13</text:p>
          </table:table-cell>
          <table:table-cell table:style-name="ce29"/>
          <table:table-cell table:style-name="ce10" table:formula="of:=[.K10]-([.K10]/[.C$29])" office:value-type="currency" office:currency="BRL" office:value="195.533037185669" calcext:value-type="currency">
            <text:p>R$ 195,53</text:p>
          </table:table-cell>
          <table:table-cell table:style-name="ce10" table:formula="of:=[.L10]-([.L10]/[.C$29])" office:value-type="currency" office:currency="BRL" office:value="195.533037185669" calcext:value-type="currency">
            <text:p>R$ 195,53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S = Y - C</text:p>
          </table:table-cell>
          <table:table-cell table:style-name="ce33" table:formula="of:=[.C2]-[.C14]" office:value-type="float" office:value="998999.970197678" calcext:value-type="float">
            <text:p>998999,970197678</text:p>
          </table:table-cell>
          <table:table-cell table:style-name="ce29" table:number-columns-repeated="4"/>
          <table:table-cell table:style-name="ce10" table:formula="of:=[.H11]-([.H11]/[.C$25])" office:value-type="currency" office:currency="BRL" office:value="976.5625" calcext:value-type="currency">
            <text:p>R$ 976,56</text:p>
          </table:table-cell>
          <table:table-cell table:style-name="ce10" table:formula="of:=[.I11]-([.I11]/[.C$25])" office:value-type="currency" office:currency="BRL" office:value="976.5625" calcext:value-type="currency">
            <text:p>R$ 976,56</text:p>
          </table:table-cell>
          <table:table-cell table:style-name="ce29"/>
          <table:table-cell table:style-name="ce10" table:formula="of:=[.K11]-([.K11]/[.C$29])" office:value-type="currency" office:currency="BRL" office:value="73.3248889446259" calcext:value-type="currency">
            <text:p>R$ 73,32</text:p>
          </table:table-cell>
          <table:table-cell table:style-name="ce10" table:formula="of:=[.L11]-([.L11]/[.C$29])" office:value-type="currency" office:currency="BRL" office:value="73.3248889446259" calcext:value-type="currency">
            <text:p>R$ 73,32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2" office:value-type="string" calcext:value-type="string">
            <text:p>Co</text:p>
          </table:table-cell>
          <table:table-cell table:style-name="ce33" office:value-type="float" office:value="1000" calcext:value-type="float">
            <text:p>1000</text:p>
          </table:table-cell>
          <table:table-cell table:style-name="ce29" table:number-columns-repeated="4"/>
          <table:table-cell table:style-name="ce10" table:formula="of:=[.H12]-([.H12]/[.C$25])" office:value-type="currency" office:currency="BRL" office:value="488.28125" calcext:value-type="currency">
            <text:p>R$ 488,28</text:p>
          </table:table-cell>
          <table:table-cell table:style-name="ce10" table:formula="of:=[.I12]-([.I12]/[.C$25])" office:value-type="currency" office:currency="BRL" office:value="488.28125" calcext:value-type="currency">
            <text:p>R$ 488,28</text:p>
          </table:table-cell>
          <table:table-cell table:style-name="ce29"/>
          <table:table-cell table:style-name="ce10" table:formula="of:=[.K12]-([.K12]/[.C$29])" office:value-type="currency" office:currency="BRL" office:value="27.4968333542347" calcext:value-type="currency">
            <text:p>R$ 27,50</text:p>
          </table:table-cell>
          <table:table-cell table:style-name="ce10" table:formula="of:=[.L12]-([.L12]/[.C$29])" office:value-type="currency" office:currency="BRL" office:value="27.4968333542347" calcext:value-type="currency">
            <text:p>R$ 27,50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C = Co + pmgc Y</text:p>
          </table:table-cell>
          <table:table-cell table:style-name="ce33" table:formula="of:=[.C13]+[.C8]*[.C2]" office:value-type="float" office:value="1000999.97019768" calcext:value-type="float">
            <text:p>1000999,97019768</text:p>
          </table:table-cell>
          <table:table-cell table:style-name="ce29" table:number-columns-repeated="4"/>
          <table:table-cell table:style-name="ce10" table:formula="of:=[.H13]-([.H13]/[.C$25])" office:value-type="currency" office:currency="BRL" office:value="244.140625" calcext:value-type="currency">
            <text:p>R$ 244,14</text:p>
          </table:table-cell>
          <table:table-cell table:style-name="ce10" table:formula="of:=[.I13]-([.I13]/[.C$25])" office:value-type="currency" office:currency="BRL" office:value="244.140625" calcext:value-type="currency">
            <text:p>R$ 244,14</text:p>
          </table:table-cell>
          <table:table-cell table:style-name="ce29"/>
          <table:table-cell table:style-name="ce10" table:formula="of:=[.K13]-([.K13]/[.C$29])" office:value-type="currency" office:currency="BRL" office:value="10.311312507838" calcext:value-type="currency">
            <text:p>R$ 10,31</text:p>
          </table:table-cell>
          <table:table-cell table:style-name="ce10" table:formula="of:=[.L13]-([.L13]/[.C$29])" office:value-type="currency" office:currency="BRL" office:value="10.311312507838" calcext:value-type="currency">
            <text:p>R$ 10,31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28"/>
          <table:table-cell table:style-name="ce29" table:number-columns-repeated="5"/>
          <table:table-cell table:style-name="ce10" table:formula="of:=[.H14]-([.H14]/[.C$25])" office:value-type="currency" office:currency="BRL" office:value="122.0703125" calcext:value-type="currency">
            <text:p>R$ 122,07</text:p>
          </table:table-cell>
          <table:table-cell table:style-name="ce10" table:formula="of:=[.I14]-([.I14]/[.C$25])" office:value-type="currency" office:currency="BRL" office:value="122.0703125" calcext:value-type="currency">
            <text:p>R$ 122,07</text:p>
          </table:table-cell>
          <table:table-cell table:style-name="ce29"/>
          <table:table-cell table:style-name="ce10" table:formula="of:=[.K14]-([.K14]/[.C$29])" office:value-type="currency" office:currency="BRL" office:value="3.86674219043925" calcext:value-type="currency">
            <text:p>R$ 3,87</text:p>
          </table:table-cell>
          <table:table-cell table:style-name="ce10" table:formula="of:=[.L14]-([.L14]/[.C$29])" office:value-type="currency" office:currency="BRL" office:value="3.86674219043925" calcext:value-type="currency">
            <text:p>R$ 3,87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Y = C + I</text:p>
          </table:table-cell>
          <table:table-cell table:style-name="ce29" table:number-columns-repeated="6"/>
          <table:table-cell table:style-name="ce10" table:formula="of:=[.H15]-([.H15]/[.C$25])" office:value-type="currency" office:currency="BRL" office:value="61.03515625" calcext:value-type="currency">
            <text:p>R$ 61,04</text:p>
          </table:table-cell>
          <table:table-cell table:style-name="ce10" table:formula="of:=[.I15]-([.I15]/[.C$25])" office:value-type="currency" office:currency="BRL" office:value="61.03515625" calcext:value-type="currency">
            <text:p>R$ 61,04</text:p>
          </table:table-cell>
          <table:table-cell table:style-name="ce29"/>
          <table:table-cell table:style-name="ce10" table:formula="of:=[.K15]-([.K15]/[.C$29])" office:value-type="currency" office:currency="BRL" office:value="1.45002832141472" calcext:value-type="currency">
            <text:p>R$ 1,45</text:p>
          </table:table-cell>
          <table:table-cell table:style-name="ce10" table:formula="of:=[.L15]-([.L15]/[.C$29])" office:value-type="currency" office:currency="BRL" office:value="1.45002832141472" calcext:value-type="currency">
            <text:p>R$ 1,45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Y = (Co + pmgc Y) + I</text:p>
          </table:table-cell>
          <table:table-cell table:style-name="ce29" table:number-columns-repeated="6"/>
          <table:table-cell table:style-name="ce10" table:formula="of:=[.H16]-([.H16]/[.C$25])" office:value-type="currency" office:currency="BRL" office:value="30.517578125" calcext:value-type="currency">
            <text:p>R$ 30,52</text:p>
          </table:table-cell>
          <table:table-cell table:style-name="ce10" table:formula="of:=[.I16]-([.I16]/[.C$25])" office:value-type="currency" office:currency="BRL" office:value="30.517578125" calcext:value-type="currency">
            <text:p>R$ 30,52</text:p>
          </table:table-cell>
          <table:table-cell table:style-name="ce29"/>
          <table:table-cell table:style-name="ce10" table:formula="of:=[.K16]-([.K16]/[.C$29])" office:value-type="currency" office:currency="BRL" office:value="0.54376062053052" calcext:value-type="currency">
            <text:p>R$ 0,54</text:p>
          </table:table-cell>
          <table:table-cell table:style-name="ce10" table:formula="of:=[.L16]-([.L16]/[.C$29])" office:value-type="currency" office:currency="BRL" office:value="0.54376062053052" calcext:value-type="currency">
            <text:p>R$ 0,54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Y = Co + pmgc Y + I</text:p>
          </table:table-cell>
          <table:table-cell table:style-name="ce29" table:number-columns-repeated="6"/>
          <table:table-cell table:style-name="ce10" table:formula="of:=[.H17]-([.H17]/[.C$25])" office:value-type="currency" office:currency="BRL" office:value="15.2587890625" calcext:value-type="currency">
            <text:p>R$ 15,26</text:p>
          </table:table-cell>
          <table:table-cell table:style-name="ce10" table:formula="of:=[.I17]-([.I17]/[.C$25])" office:value-type="currency" office:currency="BRL" office:value="15.2587890625" calcext:value-type="currency">
            <text:p>R$ 15,26</text:p>
          </table:table-cell>
          <table:table-cell table:style-name="ce29"/>
          <table:table-cell table:style-name="ce10" table:formula="of:=[.K17]-([.K17]/[.C$29])" office:value-type="currency" office:currency="BRL" office:value="0.203910232698945" calcext:value-type="currency">
            <text:p>R$ 0,20</text:p>
          </table:table-cell>
          <table:table-cell table:style-name="ce10" table:formula="of:=[.L17]-([.L17]/[.C$29])" office:value-type="currency" office:currency="BRL" office:value="0.203910232698945" calcext:value-type="currency">
            <text:p>R$ 0,20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Y - pmgc Y = Co + I</text:p>
          </table:table-cell>
          <table:table-cell table:style-name="ce29" table:number-columns-repeated="6"/>
          <table:table-cell table:style-name="ce10" table:formula="of:=[.H18]-([.H18]/[.C$25])" office:value-type="currency" office:currency="BRL" office:value="7.62939453125" calcext:value-type="currency">
            <text:p>R$ 7,63</text:p>
          </table:table-cell>
          <table:table-cell table:style-name="ce10" table:formula="of:=[.I18]-([.I18]/[.C$25])" office:value-type="currency" office:currency="BRL" office:value="7.62939453125" calcext:value-type="currency">
            <text:p>R$ 7,63</text:p>
          </table:table-cell>
          <table:table-cell table:style-name="ce29"/>
          <table:table-cell table:style-name="ce10" table:formula="of:=[.K18]-([.K18]/[.C$29])" office:value-type="currency" office:currency="BRL" office:value="0.0764663372621044" calcext:value-type="currency">
            <text:p>R$ 0,08</text:p>
          </table:table-cell>
          <table:table-cell table:style-name="ce10" table:formula="of:=[.L18]-([.L18]/[.C$29])" office:value-type="currency" office:currency="BRL" office:value="0.0764663372621044" calcext:value-type="currency">
            <text:p>R$ 0,08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(1 - pmgc) Y = A</text:p>
          </table:table-cell>
          <table:table-cell table:style-name="ce29"/>
          <table:table-cell table:style-name="ce29" table:formula="of:=(1-[.C8])*[.C26]" office:value-type="float" office:value="0" calcext:value-type="float">
            <text:p>0</text:p>
          </table:table-cell>
          <table:table-cell table:style-name="ce29" table:number-columns-repeated="4"/>
          <table:table-cell table:style-name="ce10" table:formula="of:=[.H19]-([.H19]/[.C$25])" office:value-type="currency" office:currency="BRL" office:value="3.814697265625" calcext:value-type="currency">
            <text:p>R$ 3,81</text:p>
          </table:table-cell>
          <table:table-cell table:style-name="ce10" table:formula="of:=[.I19]-([.I19]/[.C$25])" office:value-type="currency" office:currency="BRL" office:value="3.814697265625" calcext:value-type="currency">
            <text:p>R$ 3,81</text:p>
          </table:table-cell>
          <table:table-cell table:style-name="ce29"/>
          <table:table-cell table:style-name="ce10" table:formula="of:=[.K19]-([.K19]/[.C$29])" office:value-type="currency" office:currency="BRL" office:value="0.0286748764732891" calcext:value-type="currency">
            <text:p>R$ 0,03</text:p>
          </table:table-cell>
          <table:table-cell table:style-name="ce10" table:formula="of:=[.L19]-([.L19]/[.C$29])" office:value-type="currency" office:currency="BRL" office:value="0.0286748764732891" calcext:value-type="currency">
            <text:p>R$ 0,03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Y = A / (1 - pmgc)</text:p>
          </table:table-cell>
          <table:table-cell table:style-name="ce33"/>
          <table:table-cell table:style-name="ce29"/>
          <table:table-cell table:style-name="ce29" office:value-type="string" calcext:value-type="string">
            <text:p>Selic</text:p>
          </table:table-cell>
          <table:table-cell table:style-name="ce37" office:value-type="percentage" office:value="0.08" calcext:value-type="percentage">
            <text:p>8,00%</text:p>
          </table:table-cell>
          <table:table-cell table:style-name="ce29"/>
          <table:table-cell table:style-name="ce10" table:formula="of:=[.H20]-([.H20]/[.C$25])" office:value-type="currency" office:currency="BRL" office:value="1.9073486328125" calcext:value-type="currency">
            <text:p>R$ 1,91</text:p>
          </table:table-cell>
          <table:table-cell table:style-name="ce10" table:formula="of:=[.I20]-([.I20]/[.C$25])" office:value-type="currency" office:currency="BRL" office:value="1.9073486328125" calcext:value-type="currency">
            <text:p>R$ 1,91</text:p>
          </table:table-cell>
          <table:table-cell table:style-name="ce29"/>
          <table:table-cell table:style-name="ce10" table:formula="of:=[.K20]-([.K20]/[.C$29])" office:value-type="currency" office:currency="BRL" office:value="0.0107530786774834" calcext:value-type="currency">
            <text:p>R$ 0,01</text:p>
          </table:table-cell>
          <table:table-cell table:style-name="ce10" table:formula="of:=[.L20]-([.L20]/[.C$29])" office:value-type="currency" office:currency="BRL" office:value="0.0107530786774834" calcext:value-type="currency">
            <text:p>R$ 0,01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Y = (1 / (1 - pmgc)) A</text:p>
          </table:table-cell>
          <table:table-cell table:style-name="ce33"/>
          <table:table-cell table:style-name="ce29" table:number-columns-repeated="4"/>
          <table:table-cell table:style-name="ce10" table:formula="of:=[.H21]-([.H21]/[.C$25])" office:value-type="currency" office:currency="BRL" office:value="0.95367431640625" calcext:value-type="currency">
            <text:p>R$ 0,95</text:p>
          </table:table-cell>
          <table:table-cell table:style-name="ce10" table:formula="of:=[.I21]-([.I21]/[.C$25])" office:value-type="currency" office:currency="BRL" office:value="0.95367431640625" calcext:value-type="currency">
            <text:p>R$ 0,95</text:p>
          </table:table-cell>
          <table:table-cell table:style-name="ce29"/>
          <table:table-cell table:style-name="ce10" table:formula="of:=[.K21]-([.K21]/[.C$29])" office:value-type="currency" office:currency="BRL" office:value="0.00403240450405629" calcext:value-type="currency">
            <text:p>R$ 0,00</text:p>
          </table:table-cell>
          <table:table-cell table:style-name="ce10" table:formula="of:=[.L21]-([.L21]/[.C$29])" office:value-type="currency" office:currency="BRL" office:value="0.00403240450405629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9" table:number-columns-repeated="7"/>
          <table:table-cell table:style-name="ce10" table:formula="of:=[.H22]-([.H22]/[.C$25])" office:value-type="currency" office:currency="BRL" office:value="0.476837158203125" calcext:value-type="currency">
            <text:p>R$ 0,48</text:p>
          </table:table-cell>
          <table:table-cell table:style-name="ce10" table:formula="of:=[.I22]-([.I22]/[.C$25])" office:value-type="currency" office:currency="BRL" office:value="0.476837158203125" calcext:value-type="currency">
            <text:p>R$ 0,48</text:p>
          </table:table-cell>
          <table:table-cell table:style-name="ce29"/>
          <table:table-cell table:style-name="ce10" table:formula="of:=[.K22]-([.K22]/[.C$29])" office:value-type="currency" office:currency="BRL" office:value="0.00151215168902111" calcext:value-type="currency">
            <text:p>R$ 0,00</text:p>
          </table:table-cell>
          <table:table-cell table:style-name="ce10" table:formula="of:=[.L22]-([.L22]/[.C$29])" office:value-type="currency" office:currency="BRL" office:value="0.00151215168902111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K: multiplicador de investimentos</text:p>
          </table:table-cell>
          <table:table-cell table:style-name="ce29" table:number-columns-repeated="6"/>
          <table:table-cell table:style-name="ce10" table:formula="of:=[.H23]-([.H23]/[.C$25])" office:value-type="currency" office:currency="BRL" office:value="0.238418579101562" calcext:value-type="currency">
            <text:p>R$ 0,24</text:p>
          </table:table-cell>
          <table:table-cell table:style-name="ce10" table:formula="of:=[.I23]-([.I23]/[.C$25])" office:value-type="currency" office:currency="BRL" office:value="0.238418579101562" calcext:value-type="currency">
            <text:p>R$ 0,24</text:p>
          </table:table-cell>
          <table:table-cell table:style-name="ce29"/>
          <table:table-cell table:style-name="ce10" table:formula="of:=[.K23]-([.K23]/[.C$29])" office:value-type="currency" office:currency="BRL" office:value="0.000567056883382915" calcext:value-type="currency">
            <text:p>R$ 0,00</text:p>
          </table:table-cell>
          <table:table-cell table:style-name="ce10" table:formula="of:=[.L23]-([.L23]/[.C$29])" office:value-type="currency" office:currency="BRL" office:value="0.000567056883382915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K = 1 / (1 - pmgc)</text:p>
          </table:table-cell>
          <table:table-cell table:style-name="ce33" table:formula="of:=1/(1-[.C8])" office:value-type="float" office:value="2" calcext:value-type="float">
            <text:p>2</text:p>
          </table:table-cell>
          <table:table-cell table:style-name="ce29" table:number-columns-repeated="4"/>
          <table:table-cell table:style-name="ce10" table:formula="of:=[.H24]-([.H24]/[.C$25])" office:value-type="currency" office:currency="BRL" office:value="0.119209289550781" calcext:value-type="currency">
            <text:p>R$ 0,12</text:p>
          </table:table-cell>
          <table:table-cell table:style-name="ce10" table:formula="of:=[.I24]-([.I24]/[.C$25])" office:value-type="currency" office:currency="BRL" office:value="0.119209289550781" calcext:value-type="currency">
            <text:p>R$ 0,12</text:p>
          </table:table-cell>
          <table:table-cell table:style-name="ce29"/>
          <table:table-cell table:style-name="ce10" table:formula="of:=[.K24]-([.K24]/[.C$29])" office:value-type="currency" office:currency="BRL" office:value="0.000212646331268593" calcext:value-type="currency">
            <text:p>R$ 0,00</text:p>
          </table:table-cell>
          <table:table-cell table:style-name="ce10" table:formula="of:=[.L24]-([.L24]/[.C$29])" office:value-type="currency" office:currency="BRL" office:value="0.000212646331268593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Y = K A</text:p>
          </table:table-cell>
          <table:table-cell table:style-name="ce33"/>
          <table:table-cell table:style-name="ce29" table:number-columns-repeated="4"/>
          <table:table-cell table:style-name="ce10" table:formula="of:=[.H25]-([.H25]/[.C$25])" office:value-type="currency" office:currency="BRL" office:value="0.0596046447753906" calcext:value-type="currency">
            <text:p>R$ 0,06</text:p>
          </table:table-cell>
          <table:table-cell table:style-name="ce10" table:formula="of:=[.I25]-([.I25]/[.C$25])" office:value-type="currency" office:currency="BRL" office:value="0.0596046447753906" calcext:value-type="currency">
            <text:p>R$ 0,06</text:p>
          </table:table-cell>
          <table:table-cell table:style-name="ce29"/>
          <table:table-cell table:style-name="ce10" table:formula="of:=[.K25]-([.K25]/[.C$29])" office:value-type="currency" office:currency="BRL" office:value="0.0000797423742257225" calcext:value-type="currency">
            <text:p>R$ 0,00</text:p>
          </table:table-cell>
          <table:table-cell table:style-name="ce10" table:formula="of:=[.L25]-([.L25]/[.C$29])" office:value-type="currency" office:currency="BRL" office:value="0.0000797423742257225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9" table:number-columns-repeated="7"/>
          <table:table-cell table:style-name="ce10" table:formula="of:=[.H26]-([.H26]/[.C$25])" office:value-type="currency" office:currency="BRL" office:value="0.0298023223876953" calcext:value-type="currency">
            <text:p>R$ 0,03</text:p>
          </table:table-cell>
          <table:table-cell table:style-name="ce10" table:formula="of:=[.I26]-([.I26]/[.C$25])" office:value-type="currency" office:currency="BRL" office:value="0.0298023223876953" calcext:value-type="currency">
            <text:p>R$ 0,03</text:p>
          </table:table-cell>
          <table:table-cell table:style-name="ce29"/>
          <table:table-cell table:style-name="ce10" table:formula="of:=[.K26]-([.K26]/[.C$29])" office:value-type="currency" office:currency="BRL" office:value="0.0000299033903346459" calcext:value-type="currency">
            <text:p>R$ 0,00</text:p>
          </table:table-cell>
          <table:table-cell table:style-name="ce10" table:formula="of:=[.L26]-([.L26]/[.C$29])" office:value-type="currency" office:currency="BRL" office:value="0.0000299033903346459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9" office:value-type="string" calcext:value-type="string">
            <text:p>K: com imposto de renda</text:p>
          </table:table-cell>
          <table:table-cell table:style-name="ce29" table:number-columns-repeated="6"/>
          <table:table-cell table:style-name="ce10" table:formula="of:=[.H27]-([.H27]/[.C$25])" office:value-type="currency" office:currency="BRL" office:value="0.0149011611938477" calcext:value-type="currency">
            <text:p>R$ 0,01</text:p>
          </table:table-cell>
          <table:table-cell table:style-name="ce10" table:formula="of:=[.I27]-([.I27]/[.C$25])" office:value-type="currency" office:currency="BRL" office:value="0.0149011611938477" calcext:value-type="currency">
            <text:p>R$ 0,01</text:p>
          </table:table-cell>
          <table:table-cell table:style-name="ce29"/>
          <table:table-cell table:style-name="ce10" table:formula="of:=[.K27]-([.K27]/[.C$29])" office:value-type="currency" office:currency="BRL" office:value="0.0000112137713754922" calcext:value-type="currency">
            <text:p>R$ 0,00</text:p>
          </table:table-cell>
          <table:table-cell table:style-name="ce10" table:formula="of:=[.L27]-([.L27]/[.C$29])" office:value-type="currency" office:currency="BRL" office:value="0.0000112137713754922" calcext:value-type="currency">
            <text:p>R$ 0,00</text:p>
          </table:table-cell>
          <table:table-cell table:number-columns-repeated="52"/>
        </table:table-row>
        <table:table-row table:style-name="ro1">
          <table:table-cell/>
          <table:table-cell table:style-name="ce30" office:value-type="string" calcext:value-type="string">
            <text:p>K = 1 / (1 – pmgc) (1 – t)</text:p>
          </table:table-cell>
          <table:table-cell table:style-name="ce33" table:formula="of:=1/(1-[.C8])*(1-[.F6])" office:value-type="float" office:value="1.6" calcext:value-type="float">
            <text:p>1,6</text:p>
          </table:table-cell>
          <table:table-cell table:number-columns-repeated="4"/>
          <table:table-cell table:style-name="ce10" table:formula="of:=[.H28]-([.H28]/[.C$25])" office:value-type="currency" office:currency="BRL" office:value="0.00745058059692383" calcext:value-type="currency">
            <text:p>R$ 0,01</text:p>
          </table:table-cell>
          <table:table-cell table:style-name="ce10" table:formula="of:=[.I28]-([.I28]/[.C$25])" office:value-type="currency" office:currency="BRL" office:value="0.00745058059692383" calcext:value-type="currency">
            <text:p>R$ 0,01</text:p>
          </table:table-cell>
          <table:table-cell/>
          <table:table-cell table:style-name="ce10" table:formula="of:=[.K28]-([.K28]/[.C$29])" office:value-type="currency" office:currency="BRL" office:value="0.00000420516426580958" calcext:value-type="currency">
            <text:p>R$ 0,00</text:p>
          </table:table-cell>
          <table:table-cell table:style-name="ce10" table:formula="of:=[.L28]-([.L28]/[.C$29])" office:value-type="currency" office:currency="BRL" office:value="0.00000420516426580958" calcext:value-type="currency">
            <text:p>R$ 0,00</text:p>
          </table:table-cell>
          <table:table-cell table:number-columns-repeated="52"/>
        </table:table-row>
        <table:table-row table:style-name="ro1">
          <table:table-cell/>
          <table:table-cell table:style-name="ce30" office:value-type="string" calcext:value-type="string">
            <text:p>Y = K A</text:p>
          </table:table-cell>
          <table:table-cell table:style-name="ce33"/>
          <table:table-cell table:number-columns-repeated="4"/>
          <table:table-cell table:style-name="ce10" table:formula="of:=[.H29]-([.H29]/[.C$25])" office:value-type="currency" office:currency="BRL" office:value="0.00372529029846191" calcext:value-type="currency">
            <text:p>R$ 0,00</text:p>
          </table:table-cell>
          <table:table-cell table:style-name="ce10" table:formula="of:=[.I29]-([.I29]/[.C$25])" office:value-type="currency" office:currency="BRL" office:value="0.00372529029846191" calcext:value-type="currency">
            <text:p>R$ 0,00</text:p>
          </table:table-cell>
          <table:table-cell/>
          <table:table-cell table:style-name="ce10" table:formula="of:=[.K29]-([.K29]/[.C$29])" office:value-type="currency" office:currency="BRL" office:value="0.00000157693659967859" calcext:value-type="currency">
            <text:p>R$ 0,00</text:p>
          </table:table-cell>
          <table:table-cell table:style-name="ce10" table:formula="of:=[.L29]-([.L29]/[.C$29])" office:value-type="currency" office:currency="BRL" office:value="0.00000157693659967859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0]-([.H30]/[.C$25])" office:value-type="currency" office:currency="BRL" office:value="0.00186264514923096" calcext:value-type="currency">
            <text:p>R$ 0,00</text:p>
          </table:table-cell>
          <table:table-cell table:style-name="ce10" table:formula="of:=[.I30]-([.I30]/[.C$25])" office:value-type="currency" office:currency="BRL" office:value="0.00186264514923096" calcext:value-type="currency">
            <text:p>R$ 0,00</text:p>
          </table:table-cell>
          <table:table-cell/>
          <table:table-cell table:style-name="ce10" table:formula="of:=[.K30]-([.K30]/[.C$29])" office:value-type="currency" office:currency="BRL" office:value="0.00000059135122487947" calcext:value-type="currency">
            <text:p>R$ 0,00</text:p>
          </table:table-cell>
          <table:table-cell table:style-name="ce10" table:formula="of:=[.L30]-([.L30]/[.C$29])" office:value-type="currency" office:currency="BRL" office:value="0.00000059135122487947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1]-([.H31]/[.C$25])" office:value-type="currency" office:currency="BRL" office:value="0.000931322574615479" calcext:value-type="currency">
            <text:p>R$ 0,00</text:p>
          </table:table-cell>
          <table:table-cell table:style-name="ce10" table:formula="of:=[.I31]-([.I31]/[.C$25])" office:value-type="currency" office:currency="BRL" office:value="0.000931322574615479" calcext:value-type="currency">
            <text:p>R$ 0,00</text:p>
          </table:table-cell>
          <table:table-cell/>
          <table:table-cell table:style-name="ce10" table:formula="of:=[.K31]-([.K31]/[.C$29])" office:value-type="currency" office:currency="BRL" office:value="0.0000002217567093298" calcext:value-type="currency">
            <text:p>R$ 0,00</text:p>
          </table:table-cell>
          <table:table-cell table:style-name="ce10" table:formula="of:=[.L31]-([.L31]/[.C$29])" office:value-type="currency" office:currency="BRL" office:value="0.000000221756709329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2]-([.H32]/[.C$25])" office:value-type="currency" office:currency="BRL" office:value="0.000465661287307739" calcext:value-type="currency">
            <text:p>R$ 0,00</text:p>
          </table:table-cell>
          <table:table-cell table:style-name="ce10" table:formula="of:=[.I32]-([.I32]/[.C$25])" office:value-type="currency" office:currency="BRL" office:value="0.000465661287307739" calcext:value-type="currency">
            <text:p>R$ 0,00</text:p>
          </table:table-cell>
          <table:table-cell/>
          <table:table-cell table:style-name="ce10" table:formula="of:=[.K32]-([.K32]/[.C$29])" office:value-type="currency" office:currency="BRL" office:value="0.00000008315876599868" calcext:value-type="currency">
            <text:p>R$ 0,00</text:p>
          </table:table-cell>
          <table:table-cell table:style-name="ce10" table:formula="of:=[.L32]-([.L32]/[.C$29])" office:value-type="currency" office:currency="BRL" office:value="0.0000000831587659986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3]-([.H33]/[.C$25])" office:value-type="currency" office:currency="BRL" office:value="0.00023283064365387" calcext:value-type="currency">
            <text:p>R$ 0,00</text:p>
          </table:table-cell>
          <table:table-cell table:style-name="ce10" table:formula="of:=[.I33]-([.I33]/[.C$25])" office:value-type="currency" office:currency="BRL" office:value="0.00023283064365387" calcext:value-type="currency">
            <text:p>R$ 0,00</text:p>
          </table:table-cell>
          <table:table-cell/>
          <table:table-cell table:style-name="ce10" table:formula="of:=[.K33]-([.K33]/[.C$29])" office:value-type="currency" office:currency="BRL" office:value="0.0000000311845372495" calcext:value-type="currency">
            <text:p>R$ 0,00</text:p>
          </table:table-cell>
          <table:table-cell table:style-name="ce10" table:formula="of:=[.L33]-([.L33]/[.C$29])" office:value-type="currency" office:currency="BRL" office:value="0.0000000311845372495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4]-([.H34]/[.C$25])" office:value-type="currency" office:currency="BRL" office:value="0.000116415321826935" calcext:value-type="currency">
            <text:p>R$ 0,00</text:p>
          </table:table-cell>
          <table:table-cell table:style-name="ce10" table:formula="of:=[.I34]-([.I34]/[.C$25])" office:value-type="currency" office:currency="BRL" office:value="0.000116415321826935" calcext:value-type="currency">
            <text:p>R$ 0,00</text:p>
          </table:table-cell>
          <table:table-cell/>
          <table:table-cell table:style-name="ce10" table:formula="of:=[.K34]-([.K34]/[.C$29])" office:value-type="currency" office:currency="BRL" office:value="0.00000001169420146856" calcext:value-type="currency">
            <text:p>R$ 0,00</text:p>
          </table:table-cell>
          <table:table-cell table:style-name="ce10" table:formula="of:=[.L34]-([.L34]/[.C$29])" office:value-type="currency" office:currency="BRL" office:value="0.00000001169420146856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5]-([.H35]/[.C$25])" office:value-type="currency" office:currency="BRL" office:value="0.0000582076609134674" calcext:value-type="currency">
            <text:p>R$ 0,00</text:p>
          </table:table-cell>
          <table:table-cell table:style-name="ce10" table:formula="of:=[.I35]-([.I35]/[.C$25])" office:value-type="currency" office:currency="BRL" office:value="0.0000582076609134674" calcext:value-type="currency">
            <text:p>R$ 0,00</text:p>
          </table:table-cell>
          <table:table-cell/>
          <table:table-cell table:style-name="ce10" table:formula="of:=[.K35]-([.K35]/[.C$29])" office:value-type="currency" office:currency="BRL" office:value="0.00000000438532555071" calcext:value-type="currency">
            <text:p>R$ 0,00</text:p>
          </table:table-cell>
          <table:table-cell table:style-name="ce10" table:formula="of:=[.L35]-([.L35]/[.C$29])" office:value-type="currency" office:currency="BRL" office:value="0.00000000438532555071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6]-([.H36]/[.C$25])" office:value-type="currency" office:currency="BRL" office:value="0.0000291038304567337" calcext:value-type="currency">
            <text:p>R$ 0,00</text:p>
          </table:table-cell>
          <table:table-cell table:style-name="ce10" table:formula="of:=[.I36]-([.I36]/[.C$25])" office:value-type="currency" office:currency="BRL" office:value="0.0000291038304567337" calcext:value-type="currency">
            <text:p>R$ 0,00</text:p>
          </table:table-cell>
          <table:table-cell/>
          <table:table-cell table:style-name="ce10" table:formula="of:=[.K36]-([.K36]/[.C$29])" office:value-type="currency" office:currency="BRL" office:value="0.00000000164449708152" calcext:value-type="currency">
            <text:p>R$ 0,00</text:p>
          </table:table-cell>
          <table:table-cell table:style-name="ce10" table:formula="of:=[.L36]-([.L36]/[.C$29])" office:value-type="currency" office:currency="BRL" office:value="0.00000000164449708152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7]-([.H37]/[.C$25])" office:value-type="currency" office:currency="BRL" office:value="0.0000145519152283669" calcext:value-type="currency">
            <text:p>R$ 0,00</text:p>
          </table:table-cell>
          <table:table-cell table:style-name="ce10" table:formula="of:=[.I37]-([.I37]/[.C$25])" office:value-type="currency" office:currency="BRL" office:value="0.0000145519152283669" calcext:value-type="currency">
            <text:p>R$ 0,00</text:p>
          </table:table-cell>
          <table:table-cell/>
          <table:table-cell table:style-name="ce10" table:formula="of:=[.K37]-([.K37]/[.C$29])" office:value-type="currency" office:currency="BRL" office:value="0.00000000061668640557" calcext:value-type="currency">
            <text:p>R$ 0,00</text:p>
          </table:table-cell>
          <table:table-cell table:style-name="ce10" table:formula="of:=[.L37]-([.L37]/[.C$29])" office:value-type="currency" office:currency="BRL" office:value="0.00000000061668640557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8]-([.H38]/[.C$25])" office:value-type="currency" office:currency="BRL" office:value="0.00000727595761418343" calcext:value-type="currency">
            <text:p>R$ 0,00</text:p>
          </table:table-cell>
          <table:table-cell table:style-name="ce10" table:formula="of:=[.I38]-([.I38]/[.C$25])" office:value-type="currency" office:currency="BRL" office:value="0.00000727595761418343" calcext:value-type="currency">
            <text:p>R$ 0,00</text:p>
          </table:table-cell>
          <table:table-cell/>
          <table:table-cell table:style-name="ce10" table:formula="of:=[.K38]-([.K38]/[.C$29])" office:value-type="currency" office:currency="BRL" office:value="0.00000000023125740209" calcext:value-type="currency">
            <text:p>R$ 0,00</text:p>
          </table:table-cell>
          <table:table-cell table:style-name="ce10" table:formula="of:=[.L38]-([.L38]/[.C$29])" office:value-type="currency" office:currency="BRL" office:value="0.00000000023125740209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9]-([.H39]/[.C$25])" office:value-type="currency" office:currency="BRL" office:value="0.00000363797880709171" calcext:value-type="currency">
            <text:p>R$ 0,00</text:p>
          </table:table-cell>
          <table:table-cell table:style-name="ce10" table:formula="of:=[.I39]-([.I39]/[.C$25])" office:value-type="currency" office:currency="BRL" office:value="0.00000363797880709171" calcext:value-type="currency">
            <text:p>R$ 0,00</text:p>
          </table:table-cell>
          <table:table-cell/>
          <table:table-cell table:style-name="ce10" table:formula="of:=[.K39]-([.K39]/[.C$29])" office:value-type="currency" office:currency="BRL" office:value="0.00000000008672152578" calcext:value-type="currency">
            <text:p>R$ 0,00</text:p>
          </table:table-cell>
          <table:table-cell table:style-name="ce10" table:formula="of:=[.L39]-([.L39]/[.C$29])" office:value-type="currency" office:currency="BRL" office:value="0.0000000000867215257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0]-([.H40]/[.C$25])" office:value-type="currency" office:currency="BRL" office:value="0.00000181898940354586" calcext:value-type="currency">
            <text:p>R$ 0,00</text:p>
          </table:table-cell>
          <table:table-cell table:style-name="ce10" table:formula="of:=[.I40]-([.I40]/[.C$25])" office:value-type="currency" office:currency="BRL" office:value="0.00000181898940354586" calcext:value-type="currency">
            <text:p>R$ 0,00</text:p>
          </table:table-cell>
          <table:table-cell/>
          <table:table-cell table:style-name="ce10" table:formula="of:=[.K40]-([.K40]/[.C$29])" office:value-type="currency" office:currency="BRL" office:value="0.00000000003252057217" calcext:value-type="currency">
            <text:p>R$ 0,00</text:p>
          </table:table-cell>
          <table:table-cell table:style-name="ce10" table:formula="of:=[.L40]-([.L40]/[.C$29])" office:value-type="currency" office:currency="BRL" office:value="0.00000000003252057217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1]-([.H41]/[.C$25])" office:value-type="currency" office:currency="BRL" office:value="0.00000090949470177293" calcext:value-type="currency">
            <text:p>R$ 0,00</text:p>
          </table:table-cell>
          <table:table-cell table:style-name="ce10" table:formula="of:=[.I41]-([.I41]/[.C$25])" office:value-type="currency" office:currency="BRL" office:value="0.00000090949470177293" calcext:value-type="currency">
            <text:p>R$ 0,00</text:p>
          </table:table-cell>
          <table:table-cell/>
          <table:table-cell table:style-name="ce10" table:formula="of:=[.K41]-([.K41]/[.C$29])" office:value-type="currency" office:currency="BRL" office:value="0.00000000001219521456" calcext:value-type="currency">
            <text:p>R$ 0,00</text:p>
          </table:table-cell>
          <table:table-cell table:style-name="ce10" table:formula="of:=[.L41]-([.L41]/[.C$29])" office:value-type="currency" office:currency="BRL" office:value="0.00000000001219521456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2]-([.H42]/[.C$25])" office:value-type="currency" office:currency="BRL" office:value="0.00000045474735088646" calcext:value-type="currency">
            <text:p>R$ 0,00</text:p>
          </table:table-cell>
          <table:table-cell table:style-name="ce10" table:formula="of:=[.I42]-([.I42]/[.C$25])" office:value-type="currency" office:currency="BRL" office:value="0.00000045474735088646" calcext:value-type="currency">
            <text:p>R$ 0,00</text:p>
          </table:table-cell>
          <table:table-cell/>
          <table:table-cell table:style-name="ce10" table:formula="of:=[.K42]-([.K42]/[.C$29])" office:value-type="currency" office:currency="BRL" office:value="0.00000000000457320546" calcext:value-type="currency">
            <text:p>R$ 0,00</text:p>
          </table:table-cell>
          <table:table-cell table:style-name="ce10" table:formula="of:=[.L42]-([.L42]/[.C$29])" office:value-type="currency" office:currency="BRL" office:value="0.00000000000457320546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3]-([.H43]/[.C$25])" office:value-type="currency" office:currency="BRL" office:value="0.00000022737367544323" calcext:value-type="currency">
            <text:p>R$ 0,00</text:p>
          </table:table-cell>
          <table:table-cell table:style-name="ce10" table:formula="of:=[.I43]-([.I43]/[.C$25])" office:value-type="currency" office:currency="BRL" office:value="0.00000022737367544323" calcext:value-type="currency">
            <text:p>R$ 0,00</text:p>
          </table:table-cell>
          <table:table-cell/>
          <table:table-cell table:style-name="ce10" table:formula="of:=[.K43]-([.K43]/[.C$29])" office:value-type="currency" office:currency="BRL" office:value="0.00000000000171495205" calcext:value-type="currency">
            <text:p>R$ 0,00</text:p>
          </table:table-cell>
          <table:table-cell table:style-name="ce10" table:formula="of:=[.L43]-([.L43]/[.C$29])" office:value-type="currency" office:currency="BRL" office:value="0.00000000000171495205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4]-([.H44]/[.C$25])" office:value-type="currency" office:currency="BRL" office:value="0.00000011368683772162" calcext:value-type="currency">
            <text:p>R$ 0,00</text:p>
          </table:table-cell>
          <table:table-cell table:style-name="ce10" table:formula="of:=[.I44]-([.I44]/[.C$25])" office:value-type="currency" office:currency="BRL" office:value="0.00000011368683772162" calcext:value-type="currency">
            <text:p>R$ 0,00</text:p>
          </table:table-cell>
          <table:table-cell/>
          <table:table-cell table:style-name="ce10" table:formula="of:=[.K44]-([.K44]/[.C$29])" office:value-type="currency" office:currency="BRL" office:value="0.00000000000064310702" calcext:value-type="currency">
            <text:p>R$ 0,00</text:p>
          </table:table-cell>
          <table:table-cell table:style-name="ce10" table:formula="of:=[.L44]-([.L44]/[.C$29])" office:value-type="currency" office:currency="BRL" office:value="0.00000000000064310702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5]-([.H45]/[.C$25])" office:value-type="currency" office:currency="BRL" office:value="0.00000005684341886081" calcext:value-type="currency">
            <text:p>R$ 0,00</text:p>
          </table:table-cell>
          <table:table-cell table:style-name="ce10" table:formula="of:=[.I45]-([.I45]/[.C$25])" office:value-type="currency" office:currency="BRL" office:value="0.00000005684341886081" calcext:value-type="currency">
            <text:p>R$ 0,00</text:p>
          </table:table-cell>
          <table:table-cell/>
          <table:table-cell table:style-name="ce10" table:formula="of:=[.K45]-([.K45]/[.C$29])" office:value-type="currency" office:currency="BRL" office:value="0.00000000000024116513" calcext:value-type="currency">
            <text:p>R$ 0,00</text:p>
          </table:table-cell>
          <table:table-cell table:style-name="ce10" table:formula="of:=[.L45]-([.L45]/[.C$29])" office:value-type="currency" office:currency="BRL" office:value="0.00000000000024116513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6]-([.H46]/[.C$25])" office:value-type="currency" office:currency="BRL" office:value="0.0000000284217094304" calcext:value-type="currency">
            <text:p>R$ 0,00</text:p>
          </table:table-cell>
          <table:table-cell table:style-name="ce10" table:formula="of:=[.I46]-([.I46]/[.C$25])" office:value-type="currency" office:currency="BRL" office:value="0.0000000284217094304" calcext:value-type="currency">
            <text:p>R$ 0,00</text:p>
          </table:table-cell>
          <table:table-cell/>
          <table:table-cell table:style-name="ce10" table:formula="of:=[.K46]-([.K46]/[.C$29])" office:value-type="currency" office:currency="BRL" office:value="0.00000000000009043692" calcext:value-type="currency">
            <text:p>R$ 0,00</text:p>
          </table:table-cell>
          <table:table-cell table:style-name="ce10" table:formula="of:=[.L46]-([.L46]/[.C$29])" office:value-type="currency" office:currency="BRL" office:value="0.00000000000009043692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7]-([.H47]/[.C$25])" office:value-type="currency" office:currency="BRL" office:value="0.0000000142108547152" calcext:value-type="currency">
            <text:p>R$ 0,00</text:p>
          </table:table-cell>
          <table:table-cell table:style-name="ce10" table:formula="of:=[.I47]-([.I47]/[.C$25])" office:value-type="currency" office:currency="BRL" office:value="0.0000000142108547152" calcext:value-type="currency">
            <text:p>R$ 0,00</text:p>
          </table:table-cell>
          <table:table-cell/>
          <table:table-cell table:style-name="ce10" table:formula="of:=[.K47]-([.K47]/[.C$29])" office:value-type="currency" office:currency="BRL" office:value="0.00000000000003391385" calcext:value-type="currency">
            <text:p>R$ 0,00</text:p>
          </table:table-cell>
          <table:table-cell table:style-name="ce10" table:formula="of:=[.L47]-([.L47]/[.C$29])" office:value-type="currency" office:currency="BRL" office:value="0.00000000000003391385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8]-([.H48]/[.C$25])" office:value-type="currency" office:currency="BRL" office:value="0.0000000071054273576" calcext:value-type="currency">
            <text:p>R$ 0,00</text:p>
          </table:table-cell>
          <table:table-cell table:style-name="ce10" table:formula="of:=[.I48]-([.I48]/[.C$25])" office:value-type="currency" office:currency="BRL" office:value="0.0000000071054273576" calcext:value-type="currency">
            <text:p>R$ 0,00</text:p>
          </table:table-cell>
          <table:table-cell/>
          <table:table-cell table:style-name="ce10" table:formula="of:=[.K48]-([.K48]/[.C$29])" office:value-type="currency" office:currency="BRL" office:value="0.00000000000001271769" calcext:value-type="currency">
            <text:p>R$ 0,00</text:p>
          </table:table-cell>
          <table:table-cell table:style-name="ce10" table:formula="of:=[.L48]-([.L48]/[.C$29])" office:value-type="currency" office:currency="BRL" office:value="0.00000000000001271769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9]-([.H49]/[.C$25])" office:value-type="currency" office:currency="BRL" office:value="0.0000000035527136788" calcext:value-type="currency">
            <text:p>R$ 0,00</text:p>
          </table:table-cell>
          <table:table-cell table:style-name="ce10" table:formula="of:=[.I49]-([.I49]/[.C$25])" office:value-type="currency" office:currency="BRL" office:value="0.0000000035527136788" calcext:value-type="currency">
            <text:p>R$ 0,00</text:p>
          </table:table-cell>
          <table:table-cell/>
          <table:table-cell table:style-name="ce10" table:formula="of:=[.K49]-([.K49]/[.C$29])" office:value-type="currency" office:currency="BRL" office:value="4.76913468536638E-015" calcext:value-type="currency">
            <text:p>R$ 0,00</text:p>
          </table:table-cell>
          <table:table-cell table:style-name="ce10" table:formula="of:=[.L49]-([.L49]/[.C$29])" office:value-type="currency" office:currency="BRL" office:value="4.76913468536638E-015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0]-([.H50]/[.C$25])" office:value-type="currency" office:currency="BRL" office:value="0.0000000017763568394" calcext:value-type="currency">
            <text:p>R$ 0,00</text:p>
          </table:table-cell>
          <table:table-cell table:style-name="ce10" table:formula="of:=[.I50]-([.I50]/[.C$25])" office:value-type="currency" office:currency="BRL" office:value="0.0000000017763568394" calcext:value-type="currency">
            <text:p>R$ 0,00</text:p>
          </table:table-cell>
          <table:table-cell/>
          <table:table-cell table:style-name="ce10" table:formula="of:=[.K50]-([.K50]/[.C$29])" office:value-type="currency" office:currency="BRL" office:value="1.78842550701239E-015" calcext:value-type="currency">
            <text:p>R$ 0,00</text:p>
          </table:table-cell>
          <table:table-cell table:style-name="ce10" table:formula="of:=[.L50]-([.L50]/[.C$29])" office:value-type="currency" office:currency="BRL" office:value="1.78842550701239E-015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1]-([.H51]/[.C$25])" office:value-type="currency" office:currency="BRL" office:value="0.0000000008881784197" calcext:value-type="currency">
            <text:p>R$ 0,00</text:p>
          </table:table-cell>
          <table:table-cell table:style-name="ce10" table:formula="of:=[.I51]-([.I51]/[.C$25])" office:value-type="currency" office:currency="BRL" office:value="0.0000000008881784197" calcext:value-type="currency">
            <text:p>R$ 0,00</text:p>
          </table:table-cell>
          <table:table-cell/>
          <table:table-cell table:style-name="ce10" table:formula="of:=[.K51]-([.K51]/[.C$29])" office:value-type="currency" office:currency="BRL" office:value="6.70659565129648E-016" calcext:value-type="currency">
            <text:p>R$ 0,00</text:p>
          </table:table-cell>
          <table:table-cell table:style-name="ce10" table:formula="of:=[.L51]-([.L51]/[.C$29])" office:value-type="currency" office:currency="BRL" office:value="6.70659565129648E-016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2]-([.H52]/[.C$25])" office:value-type="currency" office:currency="BRL" office:value="0.00000000044408920985" calcext:value-type="currency">
            <text:p>R$ 0,00</text:p>
          </table:table-cell>
          <table:table-cell table:style-name="ce10" table:formula="of:=[.I52]-([.I52]/[.C$25])" office:value-type="currency" office:currency="BRL" office:value="0.00000000044408920985" calcext:value-type="currency">
            <text:p>R$ 0,00</text:p>
          </table:table-cell>
          <table:table-cell/>
          <table:table-cell table:style-name="ce10" table:formula="of:=[.K52]-([.K52]/[.C$29])" office:value-type="currency" office:currency="BRL" office:value="2.51497336923618E-016" calcext:value-type="currency">
            <text:p>R$ 0,00</text:p>
          </table:table-cell>
          <table:table-cell table:style-name="ce10" table:formula="of:=[.L52]-([.L52]/[.C$29])" office:value-type="currency" office:currency="BRL" office:value="2.51497336923618E-016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3]-([.H53]/[.C$25])" office:value-type="currency" office:currency="BRL" office:value="0.00000000022204460493" calcext:value-type="currency">
            <text:p>R$ 0,00</text:p>
          </table:table-cell>
          <table:table-cell table:style-name="ce10" table:formula="of:=[.I53]-([.I53]/[.C$25])" office:value-type="currency" office:currency="BRL" office:value="0.00000000022204460493" calcext:value-type="currency">
            <text:p>R$ 0,00</text:p>
          </table:table-cell>
          <table:table-cell/>
          <table:table-cell table:style-name="ce10" table:formula="of:=[.K53]-([.K53]/[.C$29])" office:value-type="currency" office:currency="BRL" office:value="9.43115013463568E-017" calcext:value-type="currency">
            <text:p>R$ 0,00</text:p>
          </table:table-cell>
          <table:table-cell table:style-name="ce10" table:formula="of:=[.L53]-([.L53]/[.C$29])" office:value-type="currency" office:currency="BRL" office:value="9.43115013463568E-017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4]-([.H54]/[.C$25])" office:value-type="currency" office:currency="BRL" office:value="0.00000000011102230246" calcext:value-type="currency">
            <text:p>R$ 0,00</text:p>
          </table:table-cell>
          <table:table-cell table:style-name="ce10" table:formula="of:=[.I54]-([.I54]/[.C$25])" office:value-type="currency" office:currency="BRL" office:value="0.00000000011102230246" calcext:value-type="currency">
            <text:p>R$ 0,00</text:p>
          </table:table-cell>
          <table:table-cell/>
          <table:table-cell table:style-name="ce10" table:formula="of:=[.K54]-([.K54]/[.C$29])" office:value-type="currency" office:currency="BRL" office:value="3.53668130048838E-017" calcext:value-type="currency">
            <text:p>R$ 0,00</text:p>
          </table:table-cell>
          <table:table-cell table:style-name="ce10" table:formula="of:=[.L54]-([.L54]/[.C$29])" office:value-type="currency" office:currency="BRL" office:value="3.53668130048838E-017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5]-([.H55]/[.C$25])" office:value-type="currency" office:currency="BRL" office:value="0.00000000005551115123" calcext:value-type="currency">
            <text:p>R$ 0,00</text:p>
          </table:table-cell>
          <table:table-cell table:style-name="ce10" table:formula="of:=[.I55]-([.I55]/[.C$25])" office:value-type="currency" office:currency="BRL" office:value="0.00000000005551115123" calcext:value-type="currency">
            <text:p>R$ 0,00</text:p>
          </table:table-cell>
          <table:table-cell/>
          <table:table-cell table:style-name="ce10" table:formula="of:=[.K55]-([.K55]/[.C$29])" office:value-type="currency" office:currency="BRL" office:value="1.32625548768314E-017" calcext:value-type="currency">
            <text:p>R$ 0,00</text:p>
          </table:table-cell>
          <table:table-cell table:style-name="ce10" table:formula="of:=[.L55]-([.L55]/[.C$29])" office:value-type="currency" office:currency="BRL" office:value="1.32625548768314E-017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6]-([.H56]/[.C$25])" office:value-type="currency" office:currency="BRL" office:value="0.00000000002775557562" calcext:value-type="currency">
            <text:p>R$ 0,00</text:p>
          </table:table-cell>
          <table:table-cell table:style-name="ce10" table:formula="of:=[.I56]-([.I56]/[.C$25])" office:value-type="currency" office:currency="BRL" office:value="0.00000000002775557562" calcext:value-type="currency">
            <text:p>R$ 0,00</text:p>
          </table:table-cell>
          <table:table-cell/>
          <table:table-cell table:style-name="ce10" table:formula="of:=[.K56]-([.K56]/[.C$29])" office:value-type="currency" office:currency="BRL" office:value="4.97345807881178E-018" calcext:value-type="currency">
            <text:p>R$ 0,00</text:p>
          </table:table-cell>
          <table:table-cell table:style-name="ce10" table:formula="of:=[.L56]-([.L56]/[.C$29])" office:value-type="currency" office:currency="BRL" office:value="4.97345807881178E-01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7]-([.H57]/[.C$25])" office:value-type="currency" office:currency="BRL" office:value="0.00000000001387778781" calcext:value-type="currency">
            <text:p>R$ 0,00</text:p>
          </table:table-cell>
          <table:table-cell table:style-name="ce10" table:formula="of:=[.I57]-([.I57]/[.C$25])" office:value-type="currency" office:currency="BRL" office:value="0.00000000001387778781" calcext:value-type="currency">
            <text:p>R$ 0,00</text:p>
          </table:table-cell>
          <table:table-cell/>
          <table:table-cell table:style-name="ce10" table:formula="of:=[.K57]-([.K57]/[.C$29])" office:value-type="currency" office:currency="BRL" office:value="1.86504677955442E-018" calcext:value-type="currency">
            <text:p>R$ 0,00</text:p>
          </table:table-cell>
          <table:table-cell table:style-name="ce10" table:formula="of:=[.L57]-([.L57]/[.C$29])" office:value-type="currency" office:currency="BRL" office:value="1.86504677955442E-01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8]-([.H58]/[.C$25])" office:value-type="currency" office:currency="BRL" office:value="0.0000000000069388939" calcext:value-type="currency">
            <text:p>R$ 0,00</text:p>
          </table:table-cell>
          <table:table-cell table:style-name="ce10" table:formula="of:=[.I58]-([.I58]/[.C$25])" office:value-type="currency" office:currency="BRL" office:value="0.0000000000069388939" calcext:value-type="currency">
            <text:p>R$ 0,00</text:p>
          </table:table-cell>
          <table:table-cell/>
          <table:table-cell table:style-name="ce10" table:formula="of:=[.K58]-([.K58]/[.C$29])" office:value-type="currency" office:currency="BRL" office:value="6.99392542332907E-019" calcext:value-type="currency">
            <text:p>R$ 0,00</text:p>
          </table:table-cell>
          <table:table-cell table:style-name="ce10" table:formula="of:=[.L58]-([.L58]/[.C$29])" office:value-type="currency" office:currency="BRL" office:value="6.99392542332907E-019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9]-([.H59]/[.C$25])" office:value-type="currency" office:currency="BRL" office:value="0.00000000000346944695" calcext:value-type="currency">
            <text:p>R$ 0,00</text:p>
          </table:table-cell>
          <table:table-cell table:style-name="ce10" table:formula="of:=[.I59]-([.I59]/[.C$25])" office:value-type="currency" office:currency="BRL" office:value="0.00000000000346944695" calcext:value-type="currency">
            <text:p>R$ 0,00</text:p>
          </table:table-cell>
          <table:table-cell/>
          <table:table-cell table:style-name="ce10" table:formula="of:=[.K59]-([.K59]/[.C$29])" office:value-type="currency" office:currency="BRL" office:value="2.6227220337484E-019" calcext:value-type="currency">
            <text:p>R$ 0,00</text:p>
          </table:table-cell>
          <table:table-cell table:style-name="ce10" table:formula="of:=[.L59]-([.L59]/[.C$29])" office:value-type="currency" office:currency="BRL" office:value="2.6227220337484E-019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60]-([.H60]/[.C$25])" office:value-type="currency" office:currency="BRL" office:value="0.00000000000173472348" calcext:value-type="currency">
            <text:p>R$ 0,00</text:p>
          </table:table-cell>
          <table:table-cell table:style-name="ce10" table:formula="of:=[.I60]-([.I60]/[.C$25])" office:value-type="currency" office:currency="BRL" office:value="0.00000000000173472348" calcext:value-type="currency">
            <text:p>R$ 0,00</text:p>
          </table:table-cell>
          <table:table-cell/>
          <table:table-cell table:style-name="ce10" table:formula="of:=[.K60]-([.K60]/[.C$29])" office:value-type="currency" office:currency="BRL" office:value="9.83520762655651E-020" calcext:value-type="currency">
            <text:p>R$ 0,00</text:p>
          </table:table-cell>
          <table:table-cell table:style-name="ce10" table:formula="of:=[.L60]-([.L60]/[.C$29])" office:value-type="currency" office:currency="BRL" office:value="9.83520762655651E-020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61]-([.H61]/[.C$25])" office:value-type="currency" office:currency="BRL" office:value="0.00000000000086736174" calcext:value-type="currency">
            <text:p>R$ 0,00</text:p>
          </table:table-cell>
          <table:table-cell table:style-name="ce10" table:formula="of:=[.I61]-([.I61]/[.C$25])" office:value-type="currency" office:currency="BRL" office:value="0.00000000000086736174" calcext:value-type="currency">
            <text:p>R$ 0,00</text:p>
          </table:table-cell>
          <table:table-cell/>
          <table:table-cell table:style-name="ce10" table:formula="of:=[.K61]-([.K61]/[.C$29])" office:value-type="currency" office:currency="BRL" office:value="3.68820285995869E-020" calcext:value-type="currency">
            <text:p>R$ 0,00</text:p>
          </table:table-cell>
          <table:table-cell table:style-name="ce10" table:formula="of:=[.L61]-([.L61]/[.C$29])" office:value-type="currency" office:currency="BRL" office:value="3.68820285995869E-020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62]-([.H62]/[.C$25])" office:value-type="currency" office:currency="BRL" office:value="0.00000000000043368087" calcext:value-type="currency">
            <text:p>R$ 0,00</text:p>
          </table:table-cell>
          <table:table-cell table:style-name="ce10" table:formula="of:=[.I62]-([.I62]/[.C$25])" office:value-type="currency" office:currency="BRL" office:value="0.00000000000043368087" calcext:value-type="currency">
            <text:p>R$ 0,00</text:p>
          </table:table-cell>
          <table:table-cell/>
          <table:table-cell table:style-name="ce10" table:formula="of:=[.K62]-([.K62]/[.C$29])" office:value-type="currency" office:currency="BRL" office:value="1.38307607248451E-020" calcext:value-type="currency">
            <text:p>R$ 0,00</text:p>
          </table:table-cell>
          <table:table-cell table:style-name="ce10" table:formula="of:=[.L62]-([.L62]/[.C$29])" office:value-type="currency" office:currency="BRL" office:value="1.38307607248451E-020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63]-([.H63]/[.C$25])" office:value-type="currency" office:currency="BRL" office:value="0.00000000000021684043" calcext:value-type="currency">
            <text:p>R$ 0,00</text:p>
          </table:table-cell>
          <table:table-cell table:style-name="ce10" table:formula="of:=[.I63]-([.I63]/[.C$25])" office:value-type="currency" office:currency="BRL" office:value="0.00000000000021684043" calcext:value-type="currency">
            <text:p>R$ 0,00</text:p>
          </table:table-cell>
          <table:table-cell/>
          <table:table-cell table:style-name="ce10" table:formula="of:=[.K63]-([.K63]/[.C$29])" office:value-type="currency" office:currency="BRL" office:value="5.18653527181691E-021" calcext:value-type="currency">
            <text:p>R$ 0,00</text:p>
          </table:table-cell>
          <table:table-cell table:style-name="ce10" table:formula="of:=[.L63]-([.L63]/[.C$29])" office:value-type="currency" office:currency="BRL" office:value="5.18653527181691E-021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64]-([.H64]/[.C$25])" office:value-type="currency" office:currency="BRL" office:value="0.00000000000010842022" calcext:value-type="currency">
            <text:p>R$ 0,00</text:p>
          </table:table-cell>
          <table:table-cell table:style-name="ce10" table:formula="of:=[.I64]-([.I64]/[.C$25])" office:value-type="currency" office:currency="BRL" office:value="0.00000000000010842022" calcext:value-type="currency">
            <text:p>R$ 0,00</text:p>
          </table:table-cell>
          <table:table-cell/>
          <table:table-cell table:style-name="ce10" table:formula="of:=[.K64]-([.K64]/[.C$29])" office:value-type="currency" office:currency="BRL" office:value="1.94495072693134E-021" calcext:value-type="currency">
            <text:p>R$ 0,00</text:p>
          </table:table-cell>
          <table:table-cell table:style-name="ce10" table:formula="of:=[.L64]-([.L64]/[.C$29])" office:value-type="currency" office:currency="BRL" office:value="1.94495072693134E-021" calcext:value-type="currency">
            <text:p>R$ 0,00</text:p>
          </table:table-cell>
          <table:table-cell table:number-columns-repeated="52"/>
        </table:table-row>
        <table:table-row table:style-name="ro1" table:number-rows-repeated="933">
          <table:table-cell table:number-columns-repeated="2"/>
          <table:table-cell table:style-name="ce29"/>
          <table:table-cell table:number-columns-repeated="61"/>
        </table:table-row>
        <table:table-row table:style-name="ro2" table:number-rows-repeated="1047576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Planilha2" table:style-name="ta2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4">
          <table:table-cell table:style-name="ce21" office:value-type="string" calcext:value-type="string">
            <text:p>Cenário 1</text:p>
          </table:table-cell>
          <table:table-cell table:number-columns-repeated="2"/>
          <table:table-cell table:style-name="ce21" office:value-type="string" calcext:value-type="string">
            <text:p>Timeline (T)</text:p>
          </table:table-cell>
          <table:table-cell table:number-columns-repeated="16"/>
        </table:table-row>
        <table:table-row table:style-name="ro4">
          <table:table-cell table:style-name="ce21"/>
          <table:table-cell table:number-columns-repeated="19"/>
        </table:table-row>
        <table:table-row table:style-name="ro4">
          <table:table-cell table:style-name="ce21" office:value-type="string" calcext:value-type="string">
            <text:p>Medidas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Resultado</text:p>
          </table:table-cell>
          <table:table-cell table:style-name="ce21" office:value-type="string" calcext:value-type="string">
            <text:p>Balanço Anual (dif.)</text:p>
          </table:table-cell>
          <table:table-cell table:style-name="ce23"/>
        </table:table-row>
        <table:table-row table:style-name="ro4">
          <table:table-cell office:value-type="string" calcext:value-type="string">
            <text:p>Passar o Tempo</text:p>
          </table:table-cell>
          <table:table-cell table:number-columns-repeated="2"/>
          <table:table-cell table:style-name="ce21" office:value-type="string" calcext:value-type="string">
            <text:p>PIB Ano Anterior</text:p>
          </table:table-cell>
          <table:table-cell table:style-name="ce22" table:formula="of:=[.E7]+[.E9]+[.E10]" office:value-type="currency" office:currency="BRL" office:value="112000000" calcext:value-type="currency">
            <text:p>R$ 112.000.000,00</text:p>
          </table:table-cell>
          <table:table-cell table:number-columns-repeated="12"/>
          <table:table-cell table:style-name="ce22" table:formula="of:=([.R7]+[.R9]+[.R10])" office:value-type="currency" office:currency="BRL" office:value="120560000" calcext:value-type="currency">
            <text:p>R$ 120.560.000,00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1" office:value-type="string" calcext:value-type="string">
            <text:p>Previsão Anual</text:p>
          </table:table-cell>
          <table:table-cell table:style-name="ce23" table:formula="of:=[.B18]" office:value-type="percentage" office:value="0.03" calcext:value-type="percentage">
            <text:p>3,00%</text:p>
          </table:table-cell>
          <table:table-cell table:number-columns-repeated="2"/>
          <table:table-cell table:style-name="ce23"/>
          <table:table-cell table:number-columns-repeated="2"/>
          <table:table-cell table:style-name="ce23"/>
          <table:table-cell table:number-columns-repeated="2"/>
          <table:table-cell table:style-name="ce23"/>
          <table:table-cell table:number-columns-repeated="2"/>
          <table:table-cell table:style-name="ce23"/>
          <table:table-cell table:style-name="ce23" table:formula="of:=([.R4]/[.E4])-1" office:value-type="percentage" office:value="0.0764285714285704" calcext:value-type="percentage">
            <text:p>7,64%</text:p>
          </table:table-cell>
          <table:table-cell table:number-columns-repeated="2"/>
        </table:table-row>
        <table:table-row table:style-name="ro4">
          <table:table-cell table:style-name="ce21" office:value-type="string" calcext:value-type="string">
            <text:p>Variáveis Exibidas</text:p>
          </table:table-cell>
          <table:table-cell table:number-columns-repeated="2"/>
          <table:table-cell table:style-name="ce21"/>
          <table:table-cell table:style-name="ce23" table:number-columns-repeated="13"/>
          <table:table-cell table:number-columns-repeated="3"/>
        </table:table-row>
        <table:table-row table:style-name="ro4">
          <table:table-cell office:value-type="string" calcext:value-type="string">
            <text:p>PIB Inicial</text:p>
          </table:table-cell>
          <table:table-cell table:style-name="ce22" table:formula="of:=[.B11]*[.B15]" office:value-type="currency" office:currency="BRL" office:value="120000000" calcext:value-type="currency">
            <text:p>R$ 120.000.000,00</text:p>
          </table:table-cell>
          <table:table-cell table:style-name="ce22"/>
          <table:table-cell table:style-name="ce21" office:value-type="string" calcext:value-type="string">
            <text:p>PIB Consumo</text:p>
          </table:table-cell>
          <table:table-cell table:style-name="ce22" table:formula="of:=[.B16]" office:value-type="currency" office:currency="BRL" office:value="72000000" calcext:value-type="currency">
            <text:p>R$ 72.000.000,00</text:p>
          </table:table-cell>
          <table:table-cell table:style-name="ce22" table:formula="of:=([.F9]*[.$E$25])-[.F9]+([.F10]*[.$E$25])-[.F10]" office:value-type="currency" office:currency="BRL" office:value="6621666.66666666" calcext:value-type="currency">
            <text:p>R$ 6.621.666,67</text:p>
          </table:table-cell>
          <table:table-cell table:style-name="ce22" table:formula="of:=([.G9]*[.$E$25])-[.G9]+([.G10]*[.$E$25])-[.G10]" office:value-type="currency" office:currency="BRL" office:value="6621666.66666666" calcext:value-type="currency">
            <text:p>R$ 6.621.666,67</text:p>
          </table:table-cell>
          <table:table-cell table:style-name="ce22" table:formula="of:=([.H9]*[.$E$25])-[.H9]+([.H10]*[.$E$25])-[.H10]" office:value-type="currency" office:currency="BRL" office:value="6621666.66666666" calcext:value-type="currency">
            <text:p>R$ 6.621.666,67</text:p>
          </table:table-cell>
          <table:table-cell table:style-name="ce22" table:formula="of:=([.I9]*[.$E$25])-[.I9]+([.I10]*[.$E$25])-[.I10]" office:value-type="currency" office:currency="BRL" office:value="6621666.66666666" calcext:value-type="currency">
            <text:p>R$ 6.621.666,67</text:p>
          </table:table-cell>
          <table:table-cell table:style-name="ce22" table:formula="of:=([.J9]*[.$E$25])-[.J9]+([.J10]*[.$E$25])-[.J10]" office:value-type="currency" office:currency="BRL" office:value="6621666.66666666" calcext:value-type="currency">
            <text:p>R$ 6.621.666,67</text:p>
          </table:table-cell>
          <table:table-cell table:style-name="ce22" table:formula="of:=([.K9]*[.$E$25])-[.K9]+([.K10]*[.$E$25])-[.K10]" office:value-type="currency" office:currency="BRL" office:value="6621666.66666666" calcext:value-type="currency">
            <text:p>R$ 6.621.666,67</text:p>
          </table:table-cell>
          <table:table-cell table:style-name="ce22" table:formula="of:=([.L9]*[.$E$25])-[.L9]+([.L10]*[.$E$25])-[.L10]" office:value-type="currency" office:currency="BRL" office:value="6621666.66666666" calcext:value-type="currency">
            <text:p>R$ 6.621.666,67</text:p>
          </table:table-cell>
          <table:table-cell table:style-name="ce22" table:formula="of:=([.M9]*[.$E$25])-[.M9]+([.M10]*[.$E$25])-[.M10]" office:value-type="currency" office:currency="BRL" office:value="6621666.66666666" calcext:value-type="currency">
            <text:p>R$ 6.621.666,67</text:p>
          </table:table-cell>
          <table:table-cell table:style-name="ce22" table:formula="of:=([.N9]*[.$E$25])-[.N9]+([.N10]*[.$E$25])-[.N10]" office:value-type="currency" office:currency="BRL" office:value="6621666.66666666" calcext:value-type="currency">
            <text:p>R$ 6.621.666,67</text:p>
          </table:table-cell>
          <table:table-cell table:style-name="ce22" table:formula="of:=([.O9]*[.$E$25])-[.O9]+([.O10]*[.$E$25])-[.O10]" office:value-type="currency" office:currency="BRL" office:value="6621666.66666666" calcext:value-type="currency">
            <text:p>R$ 6.621.666,67</text:p>
          </table:table-cell>
          <table:table-cell table:style-name="ce22" table:formula="of:=([.P9]*[.$E$25])-[.P9]+([.P10]*[.$E$25])-[.P10]" office:value-type="currency" office:currency="BRL" office:value="6621666.66666666" calcext:value-type="currency">
            <text:p>R$ 6.621.666,67</text:p>
          </table:table-cell>
          <table:table-cell table:style-name="ce22" table:formula="of:=([.Q9]*[.$E$25])-[.Q9]+([.Q10]*[.$E$25])-[.Q10]" office:value-type="currency" office:currency="BRL" office:value="6621666.66666666" calcext:value-type="currency">
            <text:p>R$ 6.621.666,67</text:p>
          </table:table-cell>
          <table:table-cell table:style-name="ce22" table:formula="of:=SUM([.F7:.Q7])" office:value-type="currency" office:currency="BRL" office:value="79459999.9999999" calcext:value-type="currency">
            <text:p>R$ 79.460.000,00</text:p>
          </table:table-cell>
          <table:table-cell table:style-name="ce23" table:formula="of:=([.R7]-[.E7])/[.E7]" office:value-type="percentage" office:value="0.103611111111109" calcext:value-type="percentage">
            <text:p>10,36%</text:p>
          </table:table-cell>
          <table:table-cell/>
        </table:table-row>
        <table:table-row table:style-name="ro4">
          <table:table-cell table:number-columns-repeated="3"/>
          <table:table-cell table:style-name="ce21" office:value-type="string" calcext:value-type="string">
            <text:p>PIB Investimento (potencial)</text:p>
          </table:table-cell>
          <table:table-cell table:style-name="ce22" office:value-type="currency" office:currency="BRL" office:value="18000000" calcext:value-type="currency">
            <text:p>R$ 18.000.000,00</text:p>
          </table:table-cell>
          <table:table-cell table:number-columns-repeated="12" table:style-name="ce22" office:value-type="currency" office:currency="BRL" office:value="1500000" calcext:value-type="currency">
            <text:p>R$ 1.500.000,00</text:p>
          </table:table-cell>
          <table:table-cell table:style-name="ce22" table:formula="of:=SUM([.F8:.Q8])" office:value-type="currency" office:currency="BRL" office:value="18000000" calcext:value-type="currency">
            <text:p>R$ 18.000.000,00</text:p>
          </table:table-cell>
          <table:table-cell table:style-name="ce23" table:formula="of:=([.R8]-[.E8])/[.E8]" office:value-type="percentage" office:value="0" calcext:value-type="percentage">
            <text:p>0,00%</text:p>
          </table:table-cell>
          <table:table-cell/>
        </table:table-row>
        <table:table-row table:style-name="ro4">
          <table:table-cell table:number-columns-repeated="3"/>
          <table:table-cell table:style-name="ce21" office:value-type="string" calcext:value-type="string">
            <text:p>PIB Investimento (realizado)</text:p>
          </table:table-cell>
          <table:table-cell table:style-name="ce22" office:value-type="currency" office:currency="BRL" office:value="16000000" calcext:value-type="currency">
            <text:p>R$ 16.000.000,00</text:p>
          </table:table-cell>
          <table:table-cell table:style-name="ce22" table:formula="of:=[.F8]*(1-[.$K$21])" office:value-type="currency" office:currency="BRL" office:value="1425000" calcext:value-type="currency">
            <text:p>R$ 1.425.000,00</text:p>
          </table:table-cell>
          <table:table-cell table:style-name="ce22" table:formula="of:=[.G8]*(1-[.$K$21])" office:value-type="currency" office:currency="BRL" office:value="1425000" calcext:value-type="currency">
            <text:p>R$ 1.425.000,00</text:p>
          </table:table-cell>
          <table:table-cell table:style-name="ce22" table:formula="of:=[.H8]*(1-[.$K$21])" office:value-type="currency" office:currency="BRL" office:value="1425000" calcext:value-type="currency">
            <text:p>R$ 1.425.000,00</text:p>
          </table:table-cell>
          <table:table-cell table:style-name="ce22" table:formula="of:=[.I8]*(1-[.$K$21])" office:value-type="currency" office:currency="BRL" office:value="1425000" calcext:value-type="currency">
            <text:p>R$ 1.425.000,00</text:p>
          </table:table-cell>
          <table:table-cell table:style-name="ce22" table:formula="of:=[.J8]*(1-[.$K$21])" office:value-type="currency" office:currency="BRL" office:value="1425000" calcext:value-type="currency">
            <text:p>R$ 1.425.000,00</text:p>
          </table:table-cell>
          <table:table-cell table:style-name="ce22" table:formula="of:=[.K8]*(1-[.$K$21])" office:value-type="currency" office:currency="BRL" office:value="1425000" calcext:value-type="currency">
            <text:p>R$ 1.425.000,00</text:p>
          </table:table-cell>
          <table:table-cell table:style-name="ce22" table:formula="of:=[.L8]*(1-[.$K$21])" office:value-type="currency" office:currency="BRL" office:value="1425000" calcext:value-type="currency">
            <text:p>R$ 1.425.000,00</text:p>
          </table:table-cell>
          <table:table-cell table:style-name="ce22" table:formula="of:=[.M8]*(1-[.$K$21])" office:value-type="currency" office:currency="BRL" office:value="1425000" calcext:value-type="currency">
            <text:p>R$ 1.425.000,00</text:p>
          </table:table-cell>
          <table:table-cell table:style-name="ce22" table:formula="of:=[.N8]*(1-[.$K$21])" office:value-type="currency" office:currency="BRL" office:value="1425000" calcext:value-type="currency">
            <text:p>R$ 1.425.000,00</text:p>
          </table:table-cell>
          <table:table-cell table:style-name="ce22" table:formula="of:=[.O8]*(1-[.$K$21])" office:value-type="currency" office:currency="BRL" office:value="1425000" calcext:value-type="currency">
            <text:p>R$ 1.425.000,00</text:p>
          </table:table-cell>
          <table:table-cell table:style-name="ce22" table:formula="of:=[.P8]*(1-[.$K$21])" office:value-type="currency" office:currency="BRL" office:value="1425000" calcext:value-type="currency">
            <text:p>R$ 1.425.000,00</text:p>
          </table:table-cell>
          <table:table-cell table:style-name="ce22" table:formula="of:=[.Q8]*(1-[.$K$21])" office:value-type="currency" office:currency="BRL" office:value="1425000" calcext:value-type="currency">
            <text:p>R$ 1.425.000,00</text:p>
          </table:table-cell>
          <table:table-cell table:style-name="ce22" table:formula="of:=[.R8]*(1-[.$K$21])" office:value-type="currency" office:currency="BRL" office:value="17100000" calcext:value-type="currency">
            <text:p>R$ 17.100.000,00</text:p>
          </table:table-cell>
          <table:table-cell table:style-name="ce23" table:formula="of:=([.R9]-[.E9])/[.E9]" office:value-type="percentage" office:value="0.06875" calcext:value-type="percentage">
            <text:p>6,88%</text:p>
          </table:table-cell>
          <table:table-cell/>
        </table:table-row>
        <table:table-row table:style-name="ro4">
          <table:table-cell table:style-name="ce21" office:value-type="string" calcext:value-type="string">
            <text:p>Variáveis Selecionadas Pelo Usuário</text:p>
          </table:table-cell>
          <table:table-cell table:number-columns-repeated="2"/>
          <table:table-cell table:style-name="ce21" office:value-type="string" calcext:value-type="string">
            <text:p>Gastos Governamentais</text:p>
          </table:table-cell>
          <table:table-cell table:style-name="ce22" office:value-type="currency" office:currency="BRL" office:value="24000000" calcext:value-type="currency">
            <text:p>R$ 24.000.000,00</text:p>
          </table:table-cell>
          <table:table-cell table:number-columns-repeated="12" table:style-name="ce22" office:value-type="currency" office:currency="BRL" office:value="2000000" calcext:value-type="currency">
            <text:p>R$ 2.000.000,00</text:p>
          </table:table-cell>
          <table:table-cell table:style-name="ce22" table:formula="of:=SUM([.F10:.Q10])" office:value-type="currency" office:currency="BRL" office:value="24000000" calcext:value-type="currency">
            <text:p>R$ 24.000.000,00</text:p>
          </table:table-cell>
          <table:table-cell table:style-name="ce23" table:formula="of:=([.R10]-[.E10])/[.E10]" office:value-type="percentage" office:value="0" calcext:value-type="percentage">
            <text:p>0,00%</text:p>
          </table:table-cell>
          <table:table-cell/>
        </table:table-row>
        <table:table-row table:style-name="ro4">
          <table:table-cell office:value-type="string" calcext:value-type="string">
            <text:p>População</text:p>
          </table:table-cell>
          <table:table-cell office:value-type="float" office:value="100000" calcext:value-type="float">
            <text:p>100000</text:p>
          </table:table-cell>
          <table:table-cell/>
          <table:table-cell table:style-name="ce21" office:value-type="string" calcext:value-type="string">
            <text:p>Transferências</text:p>
          </table:table-cell>
          <table:table-cell table:style-name="ce22" office:value-type="currency" office:currency="BRL" office:value="1000000" calcext:value-type="currency">
            <text:p>R$ 1.000.000,00</text:p>
          </table:table-cell>
          <table:table-cell table:number-columns-repeated="12" table:style-name="ce22" office:value-type="currency" office:currency="BRL" office:value="100000" calcext:value-type="currency">
            <text:p>R$ 100.000,00</text:p>
          </table:table-cell>
          <table:table-cell table:style-name="ce22" table:formula="of:=SUM([.F11:.Q11])" office:value-type="currency" office:currency="BRL" office:value="1200000" calcext:value-type="currency">
            <text:p>R$ 1.200.000,00</text:p>
          </table:table-cell>
          <table:table-cell table:style-name="ce23" table:formula="of:=([.R11]-[.E11])/[.E11]" office:value-type="percentage" office:value="0.2" calcext:value-type="percentage">
            <text:p>20,00%</text:p>
          </table:table-cell>
          <table:table-cell/>
        </table:table-row>
        <table:table-row table:style-name="ro4">
          <table:table-cell office:value-type="string" calcext:value-type="string">
            <text:p>Tempo de Jogo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1" office:value-type="string" calcext:value-type="string">
            <text:p>Impostos</text:p>
          </table:table-cell>
          <table:table-cell table:style-name="ce22" table:formula="of:=[.E8]*([.$E$20]-[.$E$25])" office:value-type="currency" office:currency="BRL" office:value="7199999.99999994" calcext:value-type="currency">
            <text:p>R$ 7.200.000,00</text:p>
          </table:table-cell>
          <table:table-cell table:style-name="ce22" table:formula="of:=[.F8]*([.$E$20]-[.$E$25])" office:value-type="currency" office:currency="BRL" office:value="599999.999999995" calcext:value-type="currency">
            <text:p>R$ 600.000,00</text:p>
          </table:table-cell>
          <table:table-cell table:style-name="ce22" table:formula="of:=[.G8]*([.$E$20]-[.$E$25])" office:value-type="currency" office:currency="BRL" office:value="599999.999999995" calcext:value-type="currency">
            <text:p>R$ 600.000,00</text:p>
          </table:table-cell>
          <table:table-cell table:style-name="ce22" table:formula="of:=[.H8]*([.$E$20]-[.$E$25])" office:value-type="currency" office:currency="BRL" office:value="599999.999999995" calcext:value-type="currency">
            <text:p>R$ 600.000,00</text:p>
          </table:table-cell>
          <table:table-cell table:style-name="ce22" table:formula="of:=[.I8]*([.$E$20]-[.$E$25])" office:value-type="currency" office:currency="BRL" office:value="599999.999999995" calcext:value-type="currency">
            <text:p>R$ 600.000,00</text:p>
          </table:table-cell>
          <table:table-cell table:style-name="ce22" table:formula="of:=[.J8]*([.$E$20]-[.$E$25])" office:value-type="currency" office:currency="BRL" office:value="599999.999999995" calcext:value-type="currency">
            <text:p>R$ 600.000,00</text:p>
          </table:table-cell>
          <table:table-cell table:style-name="ce22" table:formula="of:=[.K8]*([.$E$20]-[.$E$25])" office:value-type="currency" office:currency="BRL" office:value="599999.999999995" calcext:value-type="currency">
            <text:p>R$ 600.000,00</text:p>
          </table:table-cell>
          <table:table-cell table:style-name="ce22" table:formula="of:=[.L8]*([.$E$20]-[.$E$25])" office:value-type="currency" office:currency="BRL" office:value="599999.999999995" calcext:value-type="currency">
            <text:p>R$ 600.000,00</text:p>
          </table:table-cell>
          <table:table-cell table:style-name="ce22" table:formula="of:=[.M8]*([.$E$20]-[.$E$25])" office:value-type="currency" office:currency="BRL" office:value="599999.999999995" calcext:value-type="currency">
            <text:p>R$ 600.000,00</text:p>
          </table:table-cell>
          <table:table-cell table:style-name="ce22" table:formula="of:=[.N8]*([.$E$20]-[.$E$25])" office:value-type="currency" office:currency="BRL" office:value="599999.999999995" calcext:value-type="currency">
            <text:p>R$ 600.000,00</text:p>
          </table:table-cell>
          <table:table-cell table:style-name="ce22" table:formula="of:=[.O8]*([.$E$20]-[.$E$25])" office:value-type="currency" office:currency="BRL" office:value="599999.999999995" calcext:value-type="currency">
            <text:p>R$ 600.000,00</text:p>
          </table:table-cell>
          <table:table-cell table:style-name="ce22" table:formula="of:=[.P8]*([.$E$20]-[.$E$25])" office:value-type="currency" office:currency="BRL" office:value="599999.999999995" calcext:value-type="currency">
            <text:p>R$ 600.000,00</text:p>
          </table:table-cell>
          <table:table-cell table:style-name="ce22" table:formula="of:=[.Q8]*([.$E$20]-[.$E$25])" office:value-type="currency" office:currency="BRL" office:value="599999.999999995" calcext:value-type="currency">
            <text:p>R$ 600.000,00</text:p>
          </table:table-cell>
          <table:table-cell table:style-name="ce22" table:formula="of:=SUM([.F12:.Q12])" office:value-type="currency" office:currency="BRL" office:value="7199999.99999994" calcext:value-type="currency">
            <text:p>R$ 7.200.000,00</text:p>
          </table:table-cell>
          <table:table-cell table:style-name="ce23" table:formula="of:=([.R12]-[.E12])/[.E12]" office:value-type="percentage" office:value="0" calcext:value-type="percentage">
            <text:p>0,00%</text:p>
          </table:table-cell>
          <table:table-cell/>
        </table:table-row>
        <table:table-row table:style-name="ro4">
          <table:table-cell table:number-columns-repeated="3"/>
          <table:table-cell table:style-name="ce21" office:value-type="string" calcext:value-type="string">
            <text:p>Caixa do Governo</text:p>
          </table:table-cell>
          <table:table-cell table:style-name="ce22" table:formula="of:=[.E8]-[.E9]" office:value-type="currency" office:currency="BRL" office:value="2000000" calcext:value-type="currency">
            <text:p>R$ 2.000.000,00</text:p>
          </table:table-cell>
          <table:table-cell table:style-name="ce22" table:formula="of:=[.F8]-[.F9]" office:value-type="currency" office:currency="BRL" office:value="75000" calcext:value-type="currency">
            <text:p>R$ 75.000,00</text:p>
          </table:table-cell>
          <table:table-cell table:style-name="ce22" table:formula="of:=[.G8]-[.G9]" office:value-type="currency" office:currency="BRL" office:value="75000" calcext:value-type="currency">
            <text:p>R$ 75.000,00</text:p>
          </table:table-cell>
          <table:table-cell table:style-name="ce22" table:formula="of:=[.H8]-[.H9]" office:value-type="currency" office:currency="BRL" office:value="75000" calcext:value-type="currency">
            <text:p>R$ 75.000,00</text:p>
          </table:table-cell>
          <table:table-cell table:style-name="ce22" table:formula="of:=[.I8]-[.I9]" office:value-type="currency" office:currency="BRL" office:value="75000" calcext:value-type="currency">
            <text:p>R$ 75.000,00</text:p>
          </table:table-cell>
          <table:table-cell table:style-name="ce22" table:formula="of:=[.J8]-[.J9]" office:value-type="currency" office:currency="BRL" office:value="75000" calcext:value-type="currency">
            <text:p>R$ 75.000,00</text:p>
          </table:table-cell>
          <table:table-cell table:style-name="ce22" table:formula="of:=[.K8]-[.K9]" office:value-type="currency" office:currency="BRL" office:value="75000" calcext:value-type="currency">
            <text:p>R$ 75.000,00</text:p>
          </table:table-cell>
          <table:table-cell table:style-name="ce22" table:formula="of:=[.L8]-[.L9]" office:value-type="currency" office:currency="BRL" office:value="75000" calcext:value-type="currency">
            <text:p>R$ 75.000,00</text:p>
          </table:table-cell>
          <table:table-cell table:style-name="ce22" table:formula="of:=[.M8]-[.M9]" office:value-type="currency" office:currency="BRL" office:value="75000" calcext:value-type="currency">
            <text:p>R$ 75.000,00</text:p>
          </table:table-cell>
          <table:table-cell table:style-name="ce22" table:formula="of:=[.N8]-[.N9]" office:value-type="currency" office:currency="BRL" office:value="75000" calcext:value-type="currency">
            <text:p>R$ 75.000,00</text:p>
          </table:table-cell>
          <table:table-cell table:style-name="ce22" table:formula="of:=[.O8]-[.O9]" office:value-type="currency" office:currency="BRL" office:value="75000" calcext:value-type="currency">
            <text:p>R$ 75.000,00</text:p>
          </table:table-cell>
          <table:table-cell table:style-name="ce22" table:formula="of:=[.P8]-[.P9]" office:value-type="currency" office:currency="BRL" office:value="75000" calcext:value-type="currency">
            <text:p>R$ 75.000,00</text:p>
          </table:table-cell>
          <table:table-cell table:style-name="ce22" table:formula="of:=[.Q8]-[.Q9]" office:value-type="currency" office:currency="BRL" office:value="75000" calcext:value-type="currency">
            <text:p>R$ 75.000,00</text:p>
          </table:table-cell>
          <table:table-cell table:style-name="ce22" table:formula="of:=[.R8]-[.R9]" office:value-type="currency" office:currency="BRL" office:value="900000" calcext:value-type="currency">
            <text:p>R$ 900.000,00</text:p>
          </table:table-cell>
          <table:table-cell table:number-columns-repeated="2"/>
        </table:table-row>
        <table:table-row table:style-name="ro4">
          <table:table-cell table:style-name="ce21" office:value-type="string" calcext:value-type="string">
            <text:p>Parâmetros Ocultos Iniciais</text:p>
          </table:table-cell>
          <table:table-cell table:number-columns-repeated="2"/>
          <table:table-cell table:style-name="ce21" office:value-type="string" calcext:value-type="string">
            <text:p>BS (défitic e superávit)</text:p>
          </table:table-cell>
          <table:table-cell table:style-name="ce22" table:formula="of:=[.E12]-[.E10]-[.E11]" office:value-type="currency" office:currency="BRL" office:value="-17800000.0000001" calcext:value-type="currency">
            <text:p>-R$ 17.800.000,00</text:p>
          </table:table-cell>
          <table:table-cell table:number-columns-repeated="2"/>
          <table:table-cell table:style-name="ce23"/>
          <table:table-cell table:number-columns-repeated="2"/>
          <table:table-cell table:style-name="ce23"/>
          <table:table-cell table:number-columns-repeated="2"/>
          <table:table-cell table:style-name="ce23"/>
          <table:table-cell table:number-columns-repeated="2"/>
          <table:table-cell table:style-name="ce23"/>
          <table:table-cell table:style-name="ce22" table:formula="of:=[.R12]-[.R10]-[.R11]-([.R13]*(1+[.E32]))" office:value-type="currency" office:currency="BRL" office:value="-18981000.0000001" calcext:value-type="currency">
            <text:p>-R$ 18.981.000,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ase PIB Por Pessoa</text:p>
          </table:table-cell>
          <table:table-cell table:style-name="ce22" office:value-type="currency" office:currency="BRL" office:value="1200" calcext:value-type="currency">
            <text:p>R$ 1.200,00</text:p>
          </table:table-cell>
          <table:table-cell table:style-name="ce22"/>
          <table:table-cell table:style-name="ce21" office:value-type="string" calcext:value-type="string">
            <text:p>YD (Renda Disponível)</text:p>
          </table:table-cell>
          <table:table-cell table:style-name="ce22" table:formula="of:=[.B7]+[.E11]-[.E12]" office:value-type="currency" office:currency="BRL" office:value="113800000" calcext:value-type="currency">
            <text:p>R$ 113.800.000,00</text:p>
          </table:table-cell>
          <table:table-cell table:number-columns-repeated="12"/>
          <table:table-cell table:style-name="ce22" table:formula="of:=[.R4]+[.R11]-[.R10]" office:value-type="currency" office:currency="BRL" office:value="97759999.9999999" calcext:value-type="currency">
            <text:p>R$ 97.760.000,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IB Consumo (%)</text:p>
          </table:table-cell>
          <table:table-cell table:style-name="ce22" office:value-type="currency" office:currency="BRL" office:value="72000000" calcext:value-type="currency">
            <text:p>R$ 72.000.000,00</text:p>
          </table:table-cell>
          <table:table-cell table:style-name="ce23" table:formula="of:=[.B16]/[.B7]" office:value-type="percentage" office:value="0.6" calcext:value-type="percentage">
            <text:p>60,00%</text:p>
          </table:table-cell>
          <table:table-cell table:number-columns-repeated="17"/>
        </table:table-row>
        <table:table-row table:style-name="ro4">
          <table:table-cell office:value-type="string" calcext:value-type="string">
            <text:p>PIB Investimento (%)</text:p>
          </table:table-cell>
          <table:table-cell table:style-name="ce22" office:value-type="currency" office:currency="BRL" office:value="18000000" calcext:value-type="currency">
            <text:p>R$ 18.000.000,00</text:p>
          </table:table-cell>
          <table:table-cell table:style-name="ce23" table:formula="of:=[.B17]/[.B7]" office:value-type="percentage" office:value="0.15" calcext:value-type="percentage">
            <text:p>15,00%</text:p>
          </table:table-cell>
          <table:table-cell table:number-columns-repeated="3"/>
          <table:table-cell table:style-name="ce42" office:value-type="string" calcext:value-type="string" table:number-columns-spanned="5" table:number-rows-spanned="1">
            <text:p>Índices</text:p>
          </table:table-cell>
          <table:covered-table-cell table:number-columns-repeated="4"/>
          <table:table-cell table:style-name="ce43" office:value-type="string" calcext:value-type="string" table:number-columns-spanned="4" table:number-rows-spanned="1">
            <text:p>Confiança</text:p>
          </table:table-cell>
          <table:covered-table-cell table:number-columns-repeated="3"/>
          <table:table-cell table:number-columns-repeated="5"/>
        </table:table-row>
        <table:table-row table:style-name="ro4">
          <table:table-cell office:value-type="string" calcext:value-type="string">
            <text:p>PIB Previsão Anual (%)</text:p>
          </table:table-cell>
          <table:table-cell table:style-name="ce23" office:value-type="percentage" office:value="0.03" calcext:value-type="percentage">
            <text:p>3,00%</text:p>
          </table:table-cell>
          <table:table-cell table:number-columns-repeated="5"/>
          <table:table-cell table:style-name="ce21" office:value-type="string" calcext:value-type="string">
            <text:p>Base (ano)</text:p>
          </table:table-cell>
          <table:table-cell table:style-name="ce21" office:value-type="string" calcext:value-type="string">
            <text:p>Progressão</text:p>
          </table:table-cell>
          <table:table-cell table:style-name="ce21" office:value-type="string" calcext:value-type="string">
            <text:p>Resultado calculado</text:p>
          </table:table-cell>
          <table:table-cell table:style-name="ce21" office:value-type="string" calcext:value-type="string">
            <text:p>Final</text:p>
          </table:table-cell>
          <table:table-cell/>
          <table:table-cell table:style-name="ce21" office:value-type="string" calcext:value-type="string">
            <text:p>Inicial</text:p>
          </table:table-cell>
          <table:table-cell table:style-name="ce21" office:value-type="string" calcext:value-type="string">
            <text:p>Sobe</text:p>
          </table:table-cell>
          <table:table-cell table:style-name="ce21" office:value-type="string" calcext:value-type="string">
            <text:p>Abaixa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PIB Base Previsão Com Vairiação</text:p>
          </table:table-cell>
          <table:table-cell table:style-name="ce23" table:formula="of:=[.B18]-[.B24]" office:value-type="percentage" office:value="0.025" calcext:value-type="percentage">
            <text:p>2,50%</text:p>
          </table:table-cell>
          <table:table-cell/>
          <table:table-cell table:style-name="ce21" office:value-type="string" calcext:value-type="string">
            <text:p>PMGC</text:p>
          </table:table-cell>
          <table:table-cell office:value-type="float" office:value="0.7" calcext:value-type="float">
            <text:p>0,7</text:p>
          </table:table-cell>
          <table:table-cell/>
          <table:table-cell table:style-name="ce21" office:value-type="string" calcext:value-type="string">
            <text:p>Inflação</text:p>
          </table:table-cell>
          <table:table-cell table:style-name="ce23" office:value-type="percentage" office:value="0.03" calcext:value-type="percentage">
            <text:p>3,00%</text:p>
          </table:table-cell>
          <table:table-cell office:value-type="string" calcext:value-type="string">
            <text:p>A partir de Inv. X Trans.</text:p>
          </table:table-cell>
          <table:table-cell table:style-name="ce23" table:formula="of:=[.S11]-[.S9]" office:value-type="percentage" office:value="0.13125" calcext:value-type="percentage">
            <text:p>13,13%</text:p>
          </table:table-cell>
          <table:table-cell table:style-name="ce23" table:formula="of:=[.H19]*(1+[.J19])" office:value-type="percentage" office:value="0.0339375" calcext:value-type="percentage">
            <text:p>3,39%</text:p>
          </table:table-cell>
          <table:table-cell table:style-name="ce21" office:value-type="string" calcext:value-type="string">
            <text:p>Empresários</text:p>
          </table:table-cell>
          <table:table-cell table:style-name="ce23" office:value-type="percentage" office:value="0.5" calcext:value-type="percentage">
            <text:p>50,00%</text:p>
          </table:table-cell>
          <table:table-cell office:value-type="string" calcext:value-type="string">
            <text:p>Menos estado, menos imposto</text:p>
          </table:table-cell>
          <table:table-cell office:value-type="string" calcext:value-type="string">
            <text:p>Mais estado, menos imposto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PIB Previsão Mensal Inicial ((Anual + Variância) / 12)</text:p>
          </table:table-cell>
          <table:table-cell table:style-name="ce24" table:formula="of:=(([.B19]+(RAND()*[.B25]))/12)" office:value-type="percentage" office:value="0.00233405554112672" calcext:value-type="percentage">
            <text:p>0,23341%</text:p>
          </table:table-cell>
          <table:table-cell/>
          <table:table-cell table:style-name="ce21" office:value-type="string" calcext:value-type="string">
            <text:p>K (multiplicador)</text:p>
          </table:table-cell>
          <table:table-cell table:style-name="ce18" table:formula="of:=1/(1-[.E19])" office:value-type="float" office:value="3.33333333333333" calcext:value-type="float">
            <text:p>3,33</text:p>
          </table:table-cell>
          <table:table-cell/>
          <table:table-cell table:style-name="ce21" office:value-type="string" calcext:value-type="string">
            <text:p>Desemprego</text:p>
          </table:table-cell>
          <table:table-cell table:style-name="ce23" office:value-type="percentage" office:value="0.07" calcext:value-type="percentage">
            <text:p>7,00%</text:p>
          </table:table-cell>
          <table:table-cell office:value-type="string" calcext:value-type="string">
            <text:p>A partir do PIB</text:p>
          </table:table-cell>
          <table:table-cell table:style-name="ce23" table:formula="of:=[.R5]" office:value-type="percentage" office:value="0.0764285714285704" calcext:value-type="percentage">
            <text:p>7,64%</text:p>
          </table:table-cell>
          <table:table-cell table:style-name="ce23" table:formula="of:=[.H20]*(1-[.J20])" office:value-type="percentage" office:value="0.0646500000000001" calcext:value-type="percentage">
            <text:p>6,47%</text:p>
          </table:table-cell>
          <table:table-cell table:style-name="ce21" office:value-type="string" calcext:value-type="string">
            <text:p>População</text:p>
          </table:table-cell>
          <table:table-cell table:style-name="ce23" office:value-type="percentage" office:value="0.5" calcext:value-type="percentage">
            <text:p>50,00%</text:p>
          </table:table-cell>
          <table:table-cell office:value-type="string" calcext:value-type="string">
            <text:p>Mais Trans, menos infla, menos imposto</text:p>
          </table:table-cell>
          <table:table-cell office:value-type="string" calcext:value-type="string">
            <text:p>menos trans, mais infla, mais imposto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Frequência Cálculo do PIB (T)</text:p>
          </table:table-cell>
          <table:table-cell table:style-name="ce25" office:value-type="float" office:value="12" calcext:value-type="float">
            <text:p>12</text:p>
          </table:table-cell>
          <table:table-cell/>
          <table:table-cell table:style-name="ce21" office:value-type="string" calcext:value-type="string">
            <text:p>Investimento Simulado</text:p>
          </table:table-cell>
          <table:table-cell table:style-name="ce22" table:formula="of:=SUM([.F8:.Q8])" office:value-type="currency" office:currency="BRL" office:value="18000000" calcext:value-type="currency">
            <text:p>R$ 18.000.000,00</text:p>
          </table:table-cell>
          <table:table-cell/>
          <table:table-cell table:style-name="ce21" office:value-type="string" calcext:value-type="string">
            <text:p>Dívida Interna</text:p>
          </table:table-cell>
          <table:table-cell table:style-name="ce22" office:value-type="currency" office:currency="BRL" office:value="0" calcext:value-type="currency">
            <text:p>R$ 0,00</text:p>
          </table:table-cell>
          <table:table-cell office:value-type="string" calcext:value-type="string">
            <text:p>Se Tx. Juros &gt; EFMK, então 5% p/ cada 1% a mais, e o contrário</text:p>
          </table:table-cell>
          <table:table-cell table:style-name="ce23" table:formula="of:=IF([.E32]&gt;[.E33];[.E32]-[.E33];(-1)*([.E33]-[.E32]))" office:value-type="percentage" office:value="0.01" calcext:value-type="percentage">
            <text:p>1,00%</text:p>
          </table:table-cell>
          <table:table-cell table:style-name="ce23" table:formula="of:=[.J21]*5" office:value-type="percentage" office:value="0.05" calcext:value-type="percentage">
            <text:p>5,00%</text:p>
          </table:table-cell>
          <table:table-cell table:style-name="ce21" office:value-type="string" calcext:value-type="string">
            <text:p>Estado</text:p>
          </table:table-cell>
          <table:table-cell table:style-name="ce23" office:value-type="percentage" office:value="0.5" calcext:value-type="percentage">
            <text:p>50,00%</text:p>
          </table:table-cell>
          <table:table-cell office:value-type="string" calcext:value-type="string">
            <text:p>Mais estado</text:p>
          </table:table-cell>
          <table:table-cell office:value-type="string" calcext:value-type="string">
            <text:p>Menos estado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Frequência Cálculo da Previsão Anual do PIB (T)</text:p>
          </table:table-cell>
          <table:table-cell office:value-type="float" office:value="3" calcext:value-type="float">
            <text:p>3</text:p>
          </table:table-cell>
          <table:table-cell/>
          <table:table-cell table:style-name="ce21" office:value-type="string" calcext:value-type="string">
            <text:p>Aumento da Renda</text:p>
          </table:table-cell>
          <table:table-cell table:style-name="ce22" table:formula="of:=[.E21]*[.E20]" office:value-type="currency" office:currency="BRL" office:value="60000000" calcext:value-type="currency">
            <text:p>R$ 60.000.000,0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F. de Compração Entre Previsão e Resultado do PIB (T)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ce21" office:value-type="string" calcext:value-type="string">
            <text:p>Inflação de Custo</text:p>
          </table:table-cell>
          <table:table-cell table:style-name="ce44" office:value-type="percentage" office:value="0.01" calcext:value-type="percentage">
            <text:p>1,00%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Variação do PIB e Previsão do PIB (Positivo) Até…</text:p>
          </table:table-cell>
          <table:table-cell table:style-name="ce23" office:value-type="percentage" office:value="0.005" calcext:value-type="percentage">
            <text:p>0,50%</text:p>
          </table:table-cell>
          <table:table-cell/>
          <table:table-cell table:style-name="ce21" office:value-type="string" calcext:value-type="string">
            <text:p>Imposto (%)</text:p>
          </table:table-cell>
          <table:table-cell table:style-name="ce23" office:value-type="percentage" office:value="0.12" calcext:value-type="percentage">
            <text:p>12,00%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Variação do PIB e Previsão do PIB (Módulo P/ Cálculo)</text:p>
          </table:table-cell>
          <table:table-cell table:style-name="ce23" table:formula="of:=[.B24]*2" office:value-type="percentage" office:value="0.01" calcext:value-type="percentage">
            <text:p>1,00%</text:p>
          </table:table-cell>
          <table:table-cell/>
          <table:table-cell table:style-name="ce21" office:value-type="string" calcext:value-type="string">
            <text:p>K (com imposto)</text:p>
          </table:table-cell>
          <table:table-cell table:style-name="ce19" table:formula="of:=1/(1-[.E19])*(1-[.E24])" office:value-type="float" office:value="2.93333333333333" calcext:value-type="float">
            <text:p>2,93</text:p>
          </table:table-cell>
          <table:table-cell/>
          <table:table-cell office:value-type="string" calcext:value-type="string">
            <text:p>Obs: verificar a possibilidade de deflação e inflação por Custo a partir do aumento ou redução de imposto</text:p>
          </table:table-cell>
          <table:table-cell table:number-columns-repeated="13"/>
        </table:table-row>
        <table:table-row table:style-name="ro4">
          <table:table-cell table:number-columns-repeated="3"/>
          <table:table-cell table:style-name="ce21" office:value-type="string" calcext:value-type="string">
            <text:p>Investimento Simulado</text:p>
          </table:table-cell>
          <table:table-cell table:style-name="ce22" table:formula="of:=SUM([.F8:.Q8])" office:value-type="currency" office:currency="BRL" office:value="18000000" calcext:value-type="currency">
            <text:p>R$ 18.000.000,0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Gastos Governamentais</text:p>
          </table:table-cell>
          <table:table-cell table:style-name="ce22" office:value-type="currency" office:currency="BRL" office:value="24000000" calcext:value-type="currency">
            <text:p>R$ 24.000.000,00</text:p>
          </table:table-cell>
          <table:table-cell table:style-name="ce23" table:formula="of:=[.B27]/[.B7]" office:value-type="percentage" office:value="0.2" calcext:value-type="percentage">
            <text:p>20,00%</text:p>
          </table:table-cell>
          <table:table-cell table:style-name="ce21" office:value-type="string" calcext:value-type="string">
            <text:p>Aumento da Renda</text:p>
          </table:table-cell>
          <table:table-cell table:style-name="ce22" table:formula="of:=[.E26]*[.E25]" office:value-type="currency" office:currency="BRL" office:value="52800000" calcext:value-type="currency">
            <text:p>R$ 52.800.000,0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Transferências</text:p>
          </table:table-cell>
          <table:table-cell table:style-name="ce22" office:value-type="currency" office:currency="BRL" office:value="6000000" calcext:value-type="currency">
            <text:p>R$ 6.000.000,00</text:p>
          </table:table-cell>
          <table:table-cell table:style-name="ce23" table:formula="of:=[.B28]/[.B7]" office:value-type="percentage" office:value="0.05" calcext:value-type="percentage">
            <text:p>5,00%</text:p>
          </table:table-cell>
          <table:table-cell/>
          <table:table-cell table:style-name="ce27"/>
          <table:table-cell/>
          <table:table-cell office:value-type="string" calcext:value-type="string">
            <text:p>Talvez EFMK como aumento dos Investimentos para o próximo ano (?)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Impostos</text:p>
          </table:table-cell>
          <table:table-cell table:style-name="ce22" office:value-type="currency" office:currency="BRL" office:value="30000000" calcext:value-type="currency">
            <text:p>R$ 30.000.000,00</text:p>
          </table:table-cell>
          <table:table-cell table:style-name="ce23" table:formula="of:=[.B29]/[.B7]" office:value-type="percentage" office:value="0.25" calcext:value-type="percentage">
            <text:p>25,00%</text:p>
          </table:table-cell>
          <table:table-cell table:style-name="ce21" office:value-type="string" calcext:value-type="string">
            <text:p>Arrecadação (renda)</text:p>
          </table:table-cell>
          <table:table-cell table:style-name="ce22" table:formula="of:=[.E26]*([.E20]-[.E25])" office:value-type="currency" office:currency="BRL" office:value="7199999.99999994" calcext:value-type="currency">
            <text:p>R$ 7.200.000,00</text:p>
          </table:table-cell>
          <table:table-cell table:number-columns-repeated="15"/>
        </table:table-row>
        <table:table-row table:style-name="ro4">
          <table:table-cell table:number-columns-repeated="4"/>
          <table:table-cell table:style-name="ce27"/>
          <table:table-cell table:number-columns-repeated="15"/>
        </table:table-row>
        <table:table-row table:style-name="ro4">
          <table:table-cell office:value-type="string" calcext:value-type="string">
            <text:p>Previsão de BS (variação)</text:p>
          </table:table-cell>
          <table:table-cell table:style-name="ce23" office:value-type="percentage" office:value="0.0005" calcext:value-type="percentage">
            <text:p>0,05%</text:p>
          </table:table-cell>
          <table:table-cell table:style-name="ce23"/>
          <table:table-cell/>
          <table:table-cell table:style-name="ce27"/>
          <table:table-cell table:number-columns-repeated="15"/>
        </table:table-row>
        <table:table-row table:style-name="ro4">
          <table:table-cell office:value-type="string" calcext:value-type="string">
            <text:p>Previsão de BS (módulo)</text:p>
          </table:table-cell>
          <table:table-cell table:style-name="ce23" table:formula="of:=[.B31]*2" office:value-type="percentage" office:value="0.001" calcext:value-type="percentage">
            <text:p>0,10%</text:p>
          </table:table-cell>
          <table:table-cell table:style-name="ce23"/>
          <table:table-cell table:style-name="ce21" office:value-type="string" calcext:value-type="string">
            <text:p>Taxa de Juros Base</text:p>
          </table:table-cell>
          <table:table-cell table:style-name="ce23" office:value-type="percentage" office:value="0.09" calcext:value-type="percentage">
            <text:p>9,00%</text:p>
          </table:table-cell>
          <table:table-cell table:number-columns-repeated="15"/>
        </table:table-row>
        <table:table-row table:style-name="ro4">
          <table:table-cell table:number-columns-repeated="3"/>
          <table:table-cell table:style-name="ce21" office:value-type="string" calcext:value-type="string">
            <text:p>EFMK</text:p>
          </table:table-cell>
          <table:table-cell table:style-name="ce23" office:value-type="percentage" office:value="0.08" calcext:value-type="percentage">
            <text:p>8,00%</text:p>
          </table:table-cell>
          <table:table-cell table:number-columns-repeated="15"/>
        </table:table-row>
        <table:table-row table:style-name="ro4">
          <table:table-cell table:number-columns-repeated="3"/>
          <table:table-cell office:value-type="string" calcext:value-type="string">
            <text:p>Regras da taxa de juros</text:p>
          </table:table-cell>
          <table:table-cell table:style-name="ce27"/>
          <table:table-cell table:number-columns-repeated="15"/>
        </table:table-row>
        <table:table-row table:style-name="ro4">
          <table:table-cell table:number-columns-repeated="3"/>
          <table:table-cell office:value-type="string" calcext:value-type="string">
            <text:p>Calcular proporcional ao mês que foi feita a medida</text:p>
          </table:table-cell>
          <table:table-cell table:style-name="ce27"/>
          <table:table-cell table:number-columns-repeated="15"/>
        </table:table-row>
        <table:table-row table:style-name="ro4">
          <table:table-cell table:number-columns-repeated="3"/>
          <table:table-cell office:value-type="string" calcext:value-type="string">
            <text:p>Só pode ou aumentar ou diminuir</text:p>
          </table:table-cell>
          <table:table-cell table:style-name="ce27"/>
          <table:table-cell table:number-columns-repeated="15"/>
        </table:table-row>
        <table:table-row table:style-name="ro4">
          <table:table-cell table:number-columns-repeated="3"/>
          <table:table-cell office:value-type="string" calcext:value-type="string">
            <text:p>Criar regra para a taxa abaico do EFMK aumentando o Investimento a partir do mês (feito!, meia boca)</text:p>
          </table:table-cell>
          <table:table-cell table:style-name="ce27"/>
          <table:table-cell table:number-columns-repeated="15"/>
        </table:table-row>
        <table:table-row table:style-name="ro4" table:number-rows-repeated="2">
          <table:table-cell table:number-columns-repeated="4"/>
          <table:table-cell table:style-name="ce27"/>
          <table:table-cell table:number-columns-repeated="15"/>
        </table:table-row>
        <table:table-row table:style-name="ro4" table:number-rows-repeated="1048535">
          <table:table-cell table:number-columns-repeated="20"/>
        </table:table-row>
        <table:table-row table:style-name="ro4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2P0" style:volatile="true">
      <number:currency-symbol number:language="pt" number:country="BR">R$</number:currency-symbol>
      <number:text> </number:text>
      <number:number number:decimal-places="4" number:min-decimal-places="4" number:min-integer-digits="1" number:grouping="true"/>
    </number:currency-style>
    <number:currency-style style:name="N112">
      <style:text-properties fo:color="#ff0000"/>
      <number:text>-</number:text>
      <number:currency-symbol number:language="pt" number:country="BR">R$</number:currency-symbol>
      <number:text> </number:text>
      <number:number number:decimal-places="4" number:min-decimal-places="4" number:min-integer-digits="1" number:grouping="true"/>
      <style:map style:condition="value()&gt;=0" style:apply-style-name="N112P0"/>
    </number:currency-style>
    <number:percentage-style style:name="N113">
      <number:number number:decimal-places="3" number:min-decimal-places="3" number:min-integer-digits="1"/>
      <number:text>%</number:text>
    </number:percentage-style>
    <number:percentage-style style:name="N114">
      <number:number number:decimal-places="4" number:min-decimal-places="4" number:min-integer-digits="1"/>
      <number:text>%</number:text>
    </number:percentage-style>
    <number:percentage-style style:name="N115">
      <number:number number:decimal-places="5" number:min-decimal-places="5" number:min-integer-digits="1"/>
      <number:text>%</number:text>
    </number:percentage-style>
    <number:percentage-style style:name="N116">
      <number:number number:decimal-places="6" number:min-decimal-places="6" number:min-integer-digits="1"/>
      <number:text>%</number:text>
    </number:percentage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4" number:min-decimal-places="4" number:min-integer-digits="1" number:grouping="true"/>
    </number:number-style>
    <number:number-style style:name="N119">
      <number:number number:decimal-places="5" number:min-decimal-places="5" number:min-integer-digits="1" number:grouping="true"/>
    </number:number-style>
    <number:number-style style:name="N120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19:50:18.1842973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8-03-12T14:14:37</meta:creation-date>
    <meta:initial-creator>Kassio Pereira Schaider</meta:initial-creator>
    <meta:generator>LibreOffice/7.0.4.2$Linux_X86_64 LibreOffice_project/573028415b474775687f7355a6d413c41d013a01</meta:generator>
    <dc:date>2021-01-28T10:54:32.442818719</dc:date>
    <meta:editing-duration>PT22H31M34S</meta:editing-duration>
    <meta:editing-cycles>25</meta:editing-cycles>
    <meta:document-statistic meta:table-count="2" meta:cell-count="559" meta:object-count="0"/>
    <meta:user-defined meta:name="WorkbookGuid">7f900f38-6cad-4a95-96a2-d9c47c108319</meta:user-defined>
  </office:meta>
</office:document-meta>
</file>